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51cm"/>
    </style:style>
    <style:style style:name="co2" style:family="table-column">
      <style:table-column-properties fo:break-before="auto" style:column-width="8.632cm"/>
    </style:style>
    <style:style style:name="co3" style:family="table-column">
      <style:table-column-properties fo:break-before="auto" style:column-width="8.267cm"/>
    </style:style>
    <style:style style:name="co4" style:family="table-column">
      <style:table-column-properties fo:break-before="auto" style:column-width="8.611cm"/>
    </style:style>
    <style:style style:name="co5" style:family="table-column">
      <style:table-column-properties fo:break-before="auto" style:column-width="8.59cm"/>
    </style:style>
    <style:style style:name="co6" style:family="table-column">
      <style:table-column-properties fo:break-before="auto" style:column-width="8.525cm"/>
    </style:style>
    <style:style style:name="co7" style:family="table-column">
      <style:table-column-properties fo:break-before="auto" style:column-width="8.246cm"/>
    </style:style>
    <style:style style:name="co8" style:family="table-column">
      <style:table-column-properties fo:break-before="auto" style:column-width="8.204cm"/>
    </style:style>
    <style:style style:name="co9" style:family="table-column">
      <style:table-column-properties fo:break-before="auto" style:column-width="8.804cm"/>
    </style:style>
    <style:style style:name="co10" style:family="table-column">
      <style:table-column-properties fo:break-before="auto" style:column-width="8.225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8.911cm"/>
    </style:style>
    <style:style style:name="co13" style:family="table-column">
      <style:table-column-properties fo:break-before="auto" style:column-width="7.923cm"/>
    </style:style>
    <style:style style:name="co14" style:family="table-column">
      <style:table-column-properties fo:break-before="auto" style:column-width="8.31cm"/>
    </style:style>
    <style:style style:name="co15" style:family="table-column">
      <style:table-column-properties fo:break-before="auto" style:column-width="8.289cm"/>
    </style:style>
    <style:style style:name="co16" style:family="table-column">
      <style:table-column-properties fo:break-before="auto" style:column-width="8.483cm"/>
    </style:style>
    <style:style style:name="co17" style:family="table-column">
      <style:table-column-properties fo:break-before="auto" style:column-width="8.461cm"/>
    </style:style>
    <style:style style:name="co18" style:family="table-column">
      <style:table-column-properties fo:break-before="auto" style:column-width="8.71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9.62cm"/>
    </style:style>
    <style:style style:name="co21" style:family="table-column">
      <style:table-column-properties fo:break-before="auto" style:column-width="9.255cm"/>
    </style:style>
    <style:style style:name="co22" style:family="table-column">
      <style:table-column-properties fo:break-before="auto" style:column-width="8.696cm"/>
    </style:style>
    <style:style style:name="co23" style:family="table-column">
      <style:table-column-properties fo:break-before="auto" style:column-width="8.74cm"/>
    </style:style>
    <style:style style:name="co24" style:family="table-column">
      <style:table-column-properties fo:break-before="auto" style:column-width="8.782cm"/>
    </style:style>
    <style:style style:name="co25" style:family="table-column">
      <style:table-column-properties fo:break-before="auto" style:column-width="8.825cm"/>
    </style:style>
    <style:style style:name="co26" style:family="table-column">
      <style:table-column-properties fo:break-before="auto" style:column-width="8.998cm"/>
    </style:style>
    <style:style style:name="co27" style:family="table-column">
      <style:table-column-properties fo:break-before="auto" style:column-width="9.105cm"/>
    </style:style>
    <style:style style:name="co28" style:family="table-column">
      <style:table-column-properties fo:break-before="auto" style:column-width="8.567cm"/>
    </style:style>
    <style:style style:name="co29" style:family="table-column">
      <style:table-column-properties fo:break-before="auto" style:column-width="8.848cm"/>
    </style:style>
    <style:style style:name="co30" style:family="table-column">
      <style:table-column-properties fo:break-before="auto" style:column-width="9.04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5.9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2" style:family="table-cell" style:parent-style-name="Default">
      <style:text-properties fo:font-size="7pt" style:font-size-asian="7pt" style:font-size-complex="7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4" table:default-cell-style-name="ce2"/>
        <table:table-column table:style-name="co10" table:default-cell-style-name="ce2"/>
        <table:table-column table:style-name="co4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7" table:default-cell-style-name="ce2"/>
        <table:table-column table:style-name="co12" table:default-cell-style-name="ce2"/>
        <table:table-column table:style-name="co25" table:default-cell-style-name="ce2"/>
        <table:table-column table:style-name="co16" table:default-cell-style-name="ce2"/>
        <table:table-column table:style-name="co26" table:default-cell-style-name="ce2"/>
        <table:table-column table:style-name="co11" table:default-cell-style-name="ce2"/>
        <table:table-column table:style-name="co14" table:default-cell-style-name="ce2"/>
        <table:table-column table:style-name="co21" table:default-cell-style-name="ce2"/>
        <table:table-column table:style-name="co12" table:default-cell-style-name="ce2"/>
        <table:table-column table:style-name="co9" table:default-cell-style-name="ce2"/>
        <table:table-column table:style-name="co27" table:default-cell-style-name="ce2"/>
        <table:table-column table:style-name="co13" table:default-cell-style-name="ce2"/>
        <table:table-column table:style-name="co25" table:default-cell-style-name="ce2"/>
        <table:table-column table:style-name="co3" table:default-cell-style-name="ce2"/>
        <table:table-column table:style-name="co14" table:default-cell-style-name="ce2"/>
        <table:table-column table:style-name="co12" table:default-cell-style-name="ce2"/>
        <table:table-column table:style-name="co28" table:default-cell-style-name="ce2"/>
        <table:table-column table:style-name="co2" table:default-cell-style-name="ce2"/>
        <table:table-column table:style-name="co14" table:default-cell-style-name="ce2"/>
        <table:table-column table:style-name="co29" table:default-cell-style-name="ce2"/>
        <table:table-column table:style-name="co13" table:default-cell-style-name="ce2"/>
        <table:table-column table:style-name="co30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12" table:default-cell-style-name="ce2"/>
        <table:table-column table:style-name="co31" table:number-columns-repeated="967" table:default-cell-style-name="ce2"/>
        <table:table-row table:style-name="ro1">
          <table:table-cell/>
          <table:table-cell table:style-name="ce1" office:value-type="float" office:value="1323802981">
            <text:p>1323802981</text:p>
          </table:table-cell>
          <table:table-cell table:style-name="ce1" office:value-type="float" office:value="1323803727">
            <text:p>1323803727</text:p>
          </table:table-cell>
          <table:table-cell table:style-name="ce1" office:value-type="float" office:value="1323803852">
            <text:p>1323803852</text:p>
          </table:table-cell>
          <table:table-cell table:style-name="ce1" office:value-type="float" office:value="1323806401">
            <text:p>1323806401</text:p>
          </table:table-cell>
          <table:table-cell table:style-name="ce1" office:value-type="float" office:value="1323810001">
            <text:p>1323810001</text:p>
          </table:table-cell>
          <table:table-cell table:style-name="ce1" office:value-type="float" office:value="1323813601">
            <text:p>1323813601</text:p>
          </table:table-cell>
          <table:table-cell table:style-name="ce1" office:value-type="float" office:value="1323817201">
            <text:p>1323817201</text:p>
          </table:table-cell>
          <table:table-cell table:style-name="ce1" office:value-type="float" office:value="1323820801">
            <text:p>1323820801</text:p>
          </table:table-cell>
          <table:table-cell table:style-name="ce1" office:value-type="float" office:value="1323820802">
            <text:p>1323820802</text:p>
          </table:table-cell>
          <table:table-cell table:style-name="ce1" office:value-type="float" office:value="1323824401">
            <text:p>1323824401</text:p>
          </table:table-cell>
          <table:table-cell table:style-name="ce1" office:value-type="float" office:value="1323828001">
            <text:p>1323828001</text:p>
          </table:table-cell>
          <table:table-cell table:style-name="ce1" office:value-type="float" office:value="1323831601">
            <text:p>1323831601</text:p>
          </table:table-cell>
          <table:table-cell table:style-name="ce1" office:value-type="float" office:value="1323835201">
            <text:p>1323835201</text:p>
          </table:table-cell>
          <table:table-cell table:style-name="ce1" office:value-type="float" office:value="1323835202">
            <text:p>1323835202</text:p>
          </table:table-cell>
          <table:table-cell table:style-name="ce1" office:value-type="float" office:value="1323838801">
            <text:p>1323838801</text:p>
          </table:table-cell>
          <table:table-cell table:style-name="ce1" office:value-type="float" office:value="1323842401">
            <text:p>1323842401</text:p>
          </table:table-cell>
          <table:table-cell table:style-name="ce1" office:value-type="float" office:value="1323846001">
            <text:p>1323846001</text:p>
          </table:table-cell>
          <table:table-cell table:style-name="ce1" office:value-type="float" office:value="1323849601">
            <text:p>1323849601</text:p>
          </table:table-cell>
          <table:table-cell table:style-name="ce1" office:value-type="float" office:value="1323853201">
            <text:p>1323853201</text:p>
          </table:table-cell>
          <table:table-cell table:style-name="ce1" office:value-type="float" office:value="1323856801">
            <text:p>1323856801</text:p>
          </table:table-cell>
          <table:table-cell table:style-name="ce1" office:value-type="float" office:value="1323860401">
            <text:p>1323860401</text:p>
          </table:table-cell>
          <table:table-cell table:style-name="ce1" office:value-type="float" office:value="1323864001">
            <text:p>1323864001</text:p>
          </table:table-cell>
          <table:table-cell table:style-name="ce1" office:value-type="float" office:value="1323867601">
            <text:p>1323867601</text:p>
          </table:table-cell>
          <table:table-cell table:style-name="ce1" office:value-type="float" office:value="1323871201">
            <text:p>1323871201</text:p>
          </table:table-cell>
          <table:table-cell table:style-name="ce1" office:value-type="float" office:value="1323874801">
            <text:p>1323874801</text:p>
          </table:table-cell>
          <table:table-cell table:style-name="ce1" office:value-type="float" office:value="1323878401">
            <text:p>1323878401</text:p>
          </table:table-cell>
          <table:table-cell table:style-name="ce1" office:value-type="float" office:value="1323882001">
            <text:p>1323882001</text:p>
          </table:table-cell>
          <table:table-cell table:style-name="ce1" office:value-type="float" office:value="1323885601">
            <text:p>1323885601</text:p>
          </table:table-cell>
          <table:table-cell table:style-name="ce1" office:value-type="float" office:value="1323889201">
            <text:p>1323889201</text:p>
          </table:table-cell>
          <table:table-cell table:style-name="ce1" office:value-type="float" office:value="1323892801">
            <text:p>1323892801</text:p>
          </table:table-cell>
          <table:table-cell table:style-name="ce1" office:value-type="float" office:value="1323896401">
            <text:p>1323896401</text:p>
          </table:table-cell>
          <table:table-cell table:style-name="ce1" office:value-type="float" office:value="1323896402">
            <text:p>1323896402</text:p>
          </table:table-cell>
          <table:table-cell table:style-name="ce1" office:value-type="float" office:value="1323900001">
            <text:p>1323900001</text:p>
          </table:table-cell>
          <table:table-cell table:style-name="ce1" office:value-type="float" office:value="1323903601">
            <text:p>1323903601</text:p>
          </table:table-cell>
          <table:table-cell table:style-name="ce1" office:value-type="float" office:value="1323907201">
            <text:p>1323907201</text:p>
          </table:table-cell>
          <table:table-cell table:style-name="ce1" office:value-type="float" office:value="1323910801">
            <text:p>1323910801</text:p>
          </table:table-cell>
          <table:table-cell table:style-name="ce1" office:value-type="float" office:value="1323914401">
            <text:p>1323914401</text:p>
          </table:table-cell>
          <table:table-cell table:style-name="ce1" office:value-type="float" office:value="1323918001">
            <text:p>1323918001</text:p>
          </table:table-cell>
          <table:table-cell table:style-name="ce1" office:value-type="float" office:value="1323921601">
            <text:p>1323921601</text:p>
          </table:table-cell>
          <table:table-cell table:style-name="ce1" office:value-type="float" office:value="1323925201">
            <text:p>1323925201</text:p>
          </table:table-cell>
          <table:table-cell table:style-name="ce1" office:value-type="float" office:value="1323928801">
            <text:p>1323928801</text:p>
          </table:table-cell>
          <table:table-cell table:style-name="ce1" office:value-type="float" office:value="1323928802">
            <text:p>1323928802</text:p>
          </table:table-cell>
          <table:table-cell table:style-name="ce1" office:value-type="float" office:value="1323932401">
            <text:p>1323932401</text:p>
          </table:table-cell>
          <table:table-cell table:style-name="ce1" office:value-type="float" office:value="1323936001">
            <text:p>1323936001</text:p>
          </table:table-cell>
          <table:table-cell table:style-name="ce1" office:value-type="float" office:value="1323939601">
            <text:p>1323939601</text:p>
          </table:table-cell>
          <table:table-cell table:style-name="ce1" office:value-type="float" office:value="1323943201">
            <text:p>1323943201</text:p>
          </table:table-cell>
          <table:table-cell table:style-name="ce1" office:value-type="float" office:value="1323943202">
            <text:p>1323943202</text:p>
          </table:table-cell>
          <table:table-cell table:style-name="ce1" office:value-type="float" office:value="1323946801">
            <text:p>1323946801</text:p>
          </table:table-cell>
          <table:table-cell table:style-name="ce1" office:value-type="float" office:value="1323950401">
            <text:p>1323950401</text:p>
          </table:table-cell>
          <table:table-cell table:style-name="ce1" office:value-type="float" office:value="1323954001">
            <text:p>1323954001</text:p>
          </table:table-cell>
          <table:table-cell table:style-name="ce1" office:value-type="float" office:value="1323957601">
            <text:p>1323957601</text:p>
          </table:table-cell>
          <table:table-cell table:style-name="ce1" office:value-type="float" office:value="1323961201">
            <text:p>1323961201</text:p>
          </table:table-cell>
          <table:table-cell table:style-name="ce1" office:value-type="float" office:value="1323964801">
            <text:p>1323964801</text:p>
          </table:table-cell>
          <table:table-cell table:style-name="ce1" office:value-type="float" office:value="1323968401">
            <text:p>1323968401</text:p>
          </table:table-cell>
          <table:table-cell table:style-name="ce1" office:value-type="float" office:value="1323972001">
            <text:p>1323972001</text:p>
          </table:table-cell>
          <table:table-cell table:style-name="ce1" office:value-type="float" office:value="1323975601">
            <text:p>1323975601</text:p>
          </table:table-cell>
          <table:table-cell table:style-name="ce1" table:number-columns-repeated="967"/>
        </table:table-row>
        <table:table-row table:style-name="ro2">
          <table:table-cell office:value-type="string">
            <text:p>host_domU-12-31-39-0A-94-2A .. ivydate.com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domU-12-31-39-0A-94-2A .. ivydate.com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domU-12-31-39-0A-94-2A .. wikipedia.org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domU-12-31-39-0A-94-2A .. wikipedia.org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domU-12-31-39-0A-94-2A .. wp.pl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domU-12-31-39-0A-94-2A .. wp.pl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122-97-135 .. ivydate.com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122-97-135 .. ivydate.com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122-97-135 .. wikipedia.org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122-97-135 .. wikipedia.org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122-97-135 .. wp.pl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122-97-135 .. wp.pl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204-215-92 .. wp.pl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204-215-92 .. wp.pl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244-177-91 .. ivydate.com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244-177-91 .. ivydate.com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244-177-91 .. wikipedia.org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244-177-91 .. wikipedia.org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244-177-91 .. wp.pl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2">
          <table:table-cell office:value-type="string">
            <text:p>host_ip-10-244-177-91 .. wp.pl.nyud.net</text:p>
          </table:table-cell>
          <table:table-cell office:value-type="string">
            <text:p><text:s/>1: <text:s/>ip-10-204-215-92.ec2.internal <text:s text:c="24"/>0.142ms pmtu 1500</text:p>
            <text:p><text:s/>1: <text:s/>ip-10-204-212-2.ec2.internal <text:s text:c="25"/>0.550ms asymm <text:s/>2 </text:p>
            <text:p><text:s/>1: <text:s/>ip-10-204-212-2.ec2.internal <text:s text:c="25"/>1.071ms asymm <text:s/>2 </text:p>
            <text:p><text:s/>2: <text:s/>ip-10-1-36-25.ec2.internal <text:s text:c="26"/>16.661ms </text:p>
            <text:p><text:s/>3: <text:s/>ip-10-1-37-14.ec2.internal <text:s text:c="27"/>2.396ms </text:p>
            <text:p><text:s/>4: <text:s/>216.182.224.86 <text:s text:c="39"/>0.842ms </text:p>
            <text:p><text:s/>5: <text:s/>72.21.222.156 <text:s text:c="40"/>1.478ms </text:p>
            <text:p><text:s/>6: <text:s/>72.21.220.166 <text:s text:c="40"/>1.557ms asymm <text:s/>9 </text:p>
            <text:p><text:s/>7: <text:s/>xe-10-2-0.edge1.Washington1.Level3.net <text:s text:c="15"/>2.540ms asymm 11 </text:p>
            <text:p><text:s/>8: <text:s/>vlan80.csw3.Washington1.Level3.net <text:s text:c="19"/>1.642ms </text:p>
            <text:p><text:s/>9: <text:s/>ae-72-72.ebr2.Washington1.Level3.net <text:s text:c="17"/>2.544ms asymm 12 </text:p>
            <text:p>10: <text:s/>ae-8-8.car2.Baltimore1.Level3.net <text:s text:c="20"/>3.566ms asymm 13 </text:p>
            <text:p>11: <text:s/>no reply</text:p>
            <text:p>12: <text:s/>addr162129253110.testippl.jhmi.edu <text:s text:c="19"/>5.265ms asymm 13 </text:p>
            <text:p>13: <text:s/>commedia.cnds.jhu.edu <text:s text:c="32"/>5.795ms asymm 17 </text:p>
            <text:p>14: <text:s/>128.220.231.3 <text:s text:c="40"/>6.230ms reached</text:p>
            <text:p><text:s text:c="5"/>Resume: pmtu 1500 hops 14 back 47 </text:p>
            <text:p/>
          </table:table-cell>
          <table:table-cell office:value-type="string">
            <text:p><text:s/>1: <text:s/>ip-10-204-215-92.ec2.internal <text:s text:c="24"/>0.113ms pmtu 1500</text:p>
            <text:p><text:s/>1: <text:s/>ip-10-204-212-2.ec2.internal <text:s text:c="25"/>1.179ms asymm <text:s/>2 </text:p>
            <text:p><text:s/>1: <text:s/>ip-10-204-212-2.ec2.internal <text:s text:c="25"/>4.419ms asymm <text:s/>2 </text:p>
            <text:p><text:s/>2: <text:s/>ip-10-1-36-25.ec2.internal <text:s text:c="27"/>0.539ms </text:p>
            <text:p><text:s/>3: <text:s/>ip-10-1-43-14.ec2.internal <text:s text:c="27"/>0.523ms </text:p>
            <text:p><text:s/>4: <text:s/>216.182.232.52 <text:s text:c="39"/>0.854ms </text:p>
            <text:p><text:s/>5: <text:s/>72.21.220.241 <text:s text:c="40"/>0.709ms asymm <text:s/>4 </text:p>
            <text:p><text:s/>6: <text:s/>72.21.222.154 <text:s text:c="40"/>1.753ms asymm <text:s/>5 </text:p>
            <text:p><text:s/>7: <text:s/>72.21.220.54 <text:s text:c="41"/>2.094ms asymm <text:s/>8 </text:p>
            <text:p><text:s/>8: <text:s/>ash-bb1-link.telia.net <text:s text:c="31"/>1.964ms asymm 10 </text:p>
            <text:p><text:s/>9: <text:s/>hbg-bb1-link.telia.net <text:s text:c="29"/>135.456ms asymm 12 </text:p>
            <text:p>10: <text:s/>war-b2-link.telia.net <text:s text:c="30"/>111.143ms asymm 12 </text:p>
            <text:p>11: <text:s/>atm-ic-144386-war-b2.c.telia.net <text:s text:c="19"/>122.466ms asymm 18 </text:p>
            <text:p>12: <text:s/>do-atman-global.wp.pl <text:s text:c="30"/>117.167ms asymm 17 </text:p>
            <text:p>13: <text:s/>rtr4.rtr-int-1.adm.wp-sa.pl <text:s text:c="24"/>115.716ms asymm 19 </text:p>
            <text:p>14: <text:s/>www.wp.pl <text:s text:c="42"/>116.994ms reache</text:p>
          </table:table-cell>
          <table:table-cell office:value-type="string">
            <text:p><text:s/>1: <text:s/>ip-10-204-215-92.ec2.internal <text:s text:c="24"/>0.127ms pmtu 1500</text:p>
            <text:p><text:s/>1: <text:s/>ip-10-204-212-3.ec2.internal <text:s text:c="25"/>0.481ms asymm <text:s/>2 </text:p>
            <text:p><text:s/>1: <text:s/>ip-10-204-212-3.ec2.internal <text:s text:c="25"/>0.991ms asymm <text:s/>2 </text:p>
            <text:p><text:s/>2: <text:s/>ip-10-1-50-25.ec2.internal <text:s text:c="27"/>0.617ms </text:p>
            <text:p><text:s/>3: <text:s/>ip-10-1-51-14.ec2.internal <text:s text:c="27"/>0.578ms </text:p>
            <text:p><text:s/>4: <text:s/>216.182.224.94 <text:s text:c="39"/>0.856ms </text:p>
            <text:p><text:s/>5: <text:s/>72.21.220.240 <text:s text:c="40"/>0.783ms asymm <text:s/>4 </text:p>
            <text:p><text:s/>6: <text:s/>72.21.222.156 <text:s text:c="40"/>1.558ms asymm <text:s/>5 </text:p>
            <text:p><text:s/>7: <text:s/>72.21.220.150 <text:s text:c="39"/>10.021ms asymm <text:s/>9 </text:p>
            <text:p><text:s/>8: <text:s/>xe-7-0-0.edge2.Washington1.Level3.net <text:s text:c="15"/>13.709ms asymm 11 </text:p>
            <text:p><text:s/>9: <text:s/>vlan60.csw1.Washington1.Level3.net <text:s text:c="19"/>3.562ms asymm <text:s/>8 </text:p>
            <text:p>10: <text:s/>ae-72-72.ebr2.Washington1.Level3.net <text:s text:c="17"/>2.357ms asymm 12 </text:p>
            <text:p>11: <text:s/>ae-5-5.ebr2.Washington12.Level3.net <text:s text:c="18"/>2.905ms asymm 13 </text:p>
            <text:p>12: <text:s/>ae-4-4.ebr1.NewYork1.Level3.net <text:s text:c="22"/>7.813ms asymm 14 </text:p>
            <text:p>13: <text:s/>ae-1-8.bar2.Boston1.Level3.net <text:s text:c="22"/>30.108ms asymm 16 </text:p>
            <text:p>14: <text:s/>ae-5-5.car2.Boston1.Level3.net <text:s text:c="22"/>67.020ms asymm </text:p>
          </table:table-cell>
          <table:table-cell office:value-type="string">
            <text:p><text:s/>1: <text:s/>ip-10-244-177-91.ec2.internal <text:s text:c="24"/>0.163ms pmtu 1500</text:p>
            <text:p><text:s/>1: <text:s/>ip-10-244-176-2.ec2.internal <text:s text:c="25"/>0.629ms asymm <text:s/>2 </text:p>
            <text:p><text:s/>1: <text:s/>ip-10-244-176-2.ec2.internal <text:s text:c="25"/>0.911ms asymm <text:s/>2 </text:p>
            <text:p><text:s/>2: <text:s/>ip-10-1-42-1.ec2.internal <text:s text:c="28"/>0.631ms </text:p>
            <text:p><text:s/>3: <text:s/>ip-10-1-43-14.ec2.internal <text:s text:c="27"/>0.513ms </text:p>
            <text:p><text:s/>4: <text:s/>216.182.224.88 <text:s text:c="39"/>0.788ms </text:p>
            <text:p><text:s/>5: <text:s/>72.21.222.156 <text:s text:c="40"/>1.360ms </text:p>
            <text:p><text:s/>6: <text:s/>72.21.220.166 <text:s text:c="40"/>2.546ms asymm <text:s/>9 </text:p>
            <text:p><text:s/>7: <text:s/>xe-11-0-0.edge1.Washington1.Level3.net <text:s text:c="15"/>2.191ms asymm 11 </text:p>
            <text:p><text:s/>8: <text:s/>vlan80.csw3.Washington1.Level3.net <text:s text:c="18"/>10.227ms </text:p>
            <text:p><text:s/>9: <text:s/>ae-82-82.ebr2.Washington1.Level3.net <text:s text:c="17"/>1.714ms asymm 12 </text:p>
            <text:p>10: <text:s/>ae-3-3.ebr1.NewYork2.Level3.net <text:s text:c="22"/>7.517ms asymm 12 </text:p>
            <text:p>11: <text:s/>ae-1-100.ebr2.NewYork2.Level3.net <text:s text:c="19"/>18.119ms asymm 14 </text:p>
            <text:p>12: <text:s/>ae-6-6.ebr2.NewYork1.Level3.net <text:s text:c="22"/>7.080ms asymm 15 </text:p>
            <text:p>13: <text:s/>ae-2-2.ebr4.SanJose1.Level3.net <text:s text:c="21"/>76.281ms asymm 16 </text:p>
            <text:p>14: <text:s/>ae-71-71.csw2.SanJose1.Level3.net <text:s text:c="19"/>75.866ms asymm 17 </text:p>
            <text:p>15: <text:s/>ae-92-92.</text:p>
          </table:table-cell>
          <table:table-cell office:value-type="string">
            <text:p><text:s/>1: <text:s/>ip-10-244-177-91.ec2.internal <text:s text:c="24"/>0.138ms pmtu 1500</text:p>
            <text:p><text:s/>1: <text:s/>ip-10-244-176-2.ec2.internal <text:s text:c="24"/>11.205ms asymm <text:s/>2 </text:p>
            <text:p><text:s/>1: <text:s/>ip-10-244-176-2.ec2.internal <text:s text:c="25"/>6.291ms asymm <text:s/>2 </text:p>
            <text:p><text:s/>2: <text:s/>ip-10-1-40-1.ec2.internal <text:s text:c="28"/>0.398ms </text:p>
            <text:p><text:s/>3: <text:s/>ip-10-1-41-14.ec2.internal <text:s text:c="27"/>0.596ms </text:p>
            <text:p><text:s/>4: <text:s/>216.182.224.88 <text:s text:c="39"/>0.720ms </text:p>
            <text:p><text:s/>5: <text:s/>72.21.222.156 <text:s text:c="40"/>1.251ms </text:p>
            <text:p><text:s/>6: <text:s/>72.21.220.126 <text:s text:c="40"/>1.711ms asymm <text:s/>9 </text:p>
            <text:p><text:s/>7: <text:s/>xe-11-2-1.edge3.Washington1.Level3.net <text:s text:c="15"/>1.486ms asymm <text:s/>9 </text:p>
            <text:p><text:s/>8: <text:s/>vlan60.csw1.Washington1.Level3.net <text:s text:c="19"/>2.361ms asymm 11 </text:p>
            <text:p><text:s/>9: <text:s/>ae-82-82.ebr2.Washington1.Level3.net <text:s text:c="17"/>1.847ms asymm 12 </text:p>
            <text:p>10: <text:s/>ae-41-41.ebr2.Paris1.Level3.net <text:s text:c="21"/>83.110ms asymm 13 </text:p>
            <text:p>11: <text:s/>ae-47-47.ebr1.Frankfurt1.Level3.net <text:s text:c="17"/>88.739ms asymm 14 </text:p>
            <text:p>12: <text:s/>ae-61-61.csw1.Frankfurt1.Level3.net <text:s text:c="17"/>90.713ms asymm 14 </text:p>
            <text:p>13: <text:s/>ae-3-80.edge5.Frankfurt1.Level3.net <text:s text:c="16"/>120.923ms asymm 15 </text:p>
            <text:p>14: <text:s/>DANTE.edge5.Frankfurt1.Level3.net <text:s text:c="19"/>95.930ms asymm 17 </text:p>
            <text:p>15: <text:s/>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5"/>0.603ms asymm <text:s/>2 </text:p>
            <text:p><text:s/>1: <text:s/>ip-10-244-176-2.ec2.internal <text:s text:c="25"/>0.483ms asymm <text:s/>2 </text:p>
            <text:p><text:s/>2: <text:s/>ip-10-1-40-1.ec2.internal <text:s text:c="28"/>4.172ms </text:p>
            <text:p><text:s/>3: <text:s/>ip-10-1-41-14.ec2.internal <text:s text:c="27"/>0.869ms </text:p>
            <text:p><text:s/>4: <text:s/>216.182.224.86 <text:s text:c="39"/>0.447ms </text:p>
            <text:p><text:s/>5: <text:s/>72.21.220.241 <text:s text:c="39"/>54.453ms asymm <text:s/>4 </text:p>
            <text:p><text:s/>6: <text:s/>72.21.222.154 <text:s text:c="40"/>1.513ms asymm <text:s/>5 </text:p>
            <text:p><text:s/>7: <text:s/>72.21.220.70 <text:s text:c="41"/>2.424ms asymm <text:s/>9 </text:p>
            <text:p><text:s/>8: <text:s/>72.21.221.42 <text:s text:c="40"/>23.773ms asymm 11 </text:p>
            <text:p><text:s/>9: <text:s/>xe-0-3-0.0.chic0.tr-cps.internet2.edu <text:s text:c="15"/>20.204ms </text:p>
            <text:p>10: <text:s/>137.164.129.2 <text:s text:c="39"/>74.410ms asymm 13 </text:p>
            <text:p>11: <text:s/>xe-1-0-0.0.paix0.tr-cps.internet2.edu <text:s text:c="15"/>95.241ms asymm 14 </text:p>
            <text:p>12: <text:s/>137.164.131.94 <text:s text:c="37"/>100.974ms asymm 14 </text:p>
            <text:p>13: <text:s/>dc-svl-core1--svl-px1-10ge-3.cenic.net <text:s text:c="13"/>101.053ms asymm 15 </text:p>
            <text:p>14: <text:s/>dc-svl-agg1--svl-core1-10ge.cenic.net <text:s text:c="15"/>96.035ms asymm 16 </text:p>
            <text:p>15: <text:s/></text:p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18ms asymm <text:s/>2 </text:p>
            <text:p><text:s/>1: <text:s/>ip-10-244-176-3.ec2.internal <text:s text:c="25"/>0.465ms asymm <text:s/>2 </text:p>
            <text:p><text:s/>2: <text:s/>ip-10-1-46-1.ec2.internal <text:s text:c="28"/>0.405ms </text:p>
            <text:p><text:s/>3: <text:s/>ip-10-1-47-14.ec2.internal <text:s text:c="27"/>0.437ms </text:p>
            <text:p><text:s/>4: <text:s/>216.182.224.90 <text:s text:c="39"/>0.611ms </text:p>
            <text:p><text:s/>5: <text:s/>72.21.222.154 <text:s text:c="40"/>1.755ms </text:p>
            <text:p><text:s/>6: <text:s/>72.21.220.38 <text:s text:c="41"/>1.604ms asymm <text:s/>9 </text:p>
            <text:p><text:s/>7: <text:s/>xe-0-1-0.0.asbn0.tr-cps.internet2.edu <text:s text:c="16"/>1.983ms asymm 11 </text:p>
            <text:p><text:s/>8: <text:s/>xe-0-3-0.0.chic0.tr-cps.internet2.edu <text:s text:c="15"/>20.084ms asymm <text:s/>9 </text:p>
            <text:p><text:s/>9: <text:s/>64.57.21.254 <text:s text:c="40"/>31.436ms asymm 12 </text:p>
            <text:p>10: <text:s/>164.113.232.226 <text:s text:c="37"/>35.569ms asymm 13 </text:p>
            <text:p>11: <text:s/>b31gb1-438.tele.iastate.edu <text:s text:c="25"/>37.237ms asymm 13 </text:p>
            <text:p>12: <text:s/>b11sr1-vlan254.tele.iastate.edu <text:s text:c="21"/>35.432ms asymm 15 </text:p>
            <text:p>13: <text:s/>planetlab-6.ece.iastate.edu <text:s text:c="25"/>35.593ms reached</text:p>
            <text:p><text:s text:c="5"/>Resume: pmtu 1500 hops 13 back 52 </text:p>
            <text:p/>
          </table:table-cell>
          <table:table-cell office:value-type="string">
            <text:p><text:s/>1: <text:s/>ip-10-122-97-135.ec2.internal <text:s text:c="24"/>0.135ms pmtu 1500</text:p>
            <text:p><text:s/>1: <text:s/>ip-10-122-96-3.ec2.internal <text:s text:c="26"/>0.802ms asymm <text:s/>2 </text:p>
            <text:p><text:s/>1: <text:s/>ip-10-122-96-3.ec2.internal <text:s text:c="26"/>0.694ms asymm <text:s/>2 </text:p>
            <text:p><text:s/>2: <text:s/>ip-10-1-122-17.ec2.internal <text:s text:c="26"/>0.474ms </text:p>
            <text:p><text:s/>3: <text:s/>ip-10-1-123-6.ec2.internal <text:s text:c="27"/>0.508ms </text:p>
            <text:p><text:s/>4: <text:s/>216.182.224.66 <text:s text:c="39"/>7.567ms </text:p>
            <text:p><text:s/>5: <text:s/>72.21.222.140 <text:s text:c="40"/>1.301ms </text:p>
            <text:p><text:s/>6: <text:s/>72.21.220.64 <text:s text:c="41"/>1.428ms asymm <text:s/>9 </text:p>
            <text:p><text:s/>7: <text:s/>xe-0-1-0.0.asbn0.tr-cps.internet2.edu <text:s text:c="16"/>1.331ms asymm <text:s/>9 </text:p>
            <text:p><text:s/>8: <text:s/>64.57.21.74 <text:s text:c="41"/>28.359ms </text:p>
            <text:p><text:s/>9: <text:s/>atl-transitrail.ns.utk.edu <text:s text:c="26"/>30.554ms asymm 14 </text:p>
            <text:p>10: <text:s/>fhm01v18.ns.utk.edu <text:s text:c="33"/>30.368ms asymm 16 </text:p>
            <text:p>11: <text:s/>no reply</text:p>
            <text:p>12: <text:s/>pl2.eecs.utk.edu <text:s text:c="36"/>30.865ms reached</text:p>
            <text:p><text:s text:c="5"/>Resume: pmtu 1500 hops 12 back 50 </text:p>
            <text:p/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4"/>37.306ms asymm <text:s/>2 </text:p>
            <text:p><text:s/>1: <text:s/>ip-10-244-176-3.ec2.internal <text:s text:c="25"/>0.649ms asymm <text:s/>2 </text:p>
            <text:p><text:s/>2: <text:s/>ip-10-1-48-1.ec2.internal <text:s text:c="27"/>13.273ms </text:p>
            <text:p><text:s/>3: <text:s/>ip-10-1-49-14.ec2.internal <text:s text:c="27"/>0.477ms </text:p>
            <text:p><text:s/>4: <text:s/>216.182.224.92 <text:s text:c="39"/>0.939ms </text:p>
            <text:p><text:s/>5: <text:s/>72.21.222.154 <text:s text:c="40"/>3.850ms </text:p>
            <text:p><text:s/>6: <text:s/>72.21.220.30 <text:s text:c="41"/>1.577ms </text:p>
            <text:p><text:s/>7: <text:s/>xe-7-3-0.was14.ip4.tinet.net <text:s text:c="25"/>2.017ms asymm 10 </text:p>
            <text:p><text:s/>8: <text:s/>77.67.108.33 <text:s text:c="41"/>2.242ms asymm 12 </text:p>
            <text:p><text:s/>9: <text:s/>te0-7-0-5.mpd22.iad02.atlas.cogentco.com <text:s text:c="13"/>2.892ms asymm 12 </text:p>
            <text:p>10: <text:s/>te0-6-0-5.mpd22.iad02.atlas.cogentco.com <text:s text:c="13"/>2.188ms asymm 11 </text:p>
            <text:p>11: <text:s/>te0-2-0-4.mpd22.dca01.atlas.cogentco.com <text:s text:c="13"/>3.372ms asymm 13 </text:p>
            <text:p>12: <text:s/>te0-1-0-7.ccr21.ord03.atlas.cogentco.com <text:s text:c="12"/>23.492ms asymm 14 </text:p>
            <text:p>13: <text:s/>te0-5-0-7.ccr21.ord03.atlas.cogentco.com <text:s text:c="12"/>23.867ms asymm 14 </text:p>
            <text:p>14: <text:s/>no reply</text:p>
            <text:p>15: <text:s/>IIT.demarc.cogentco.com <text:s text:c="29"/>22.607ms asymm 11 </text:p>
            <text:p/>
          </table:table-cell>
          <table:table-cell office:value-type="string">
            <text:p><text:s/>1: <text:s/>ip-10-244-177-91.ec2.internal <text:s text:c="24"/>0.142ms pmtu 1500</text:p>
            <text:p><text:s/>1: <text:s/>ip-10-244-176-2.ec2.internal <text:s text:c="25"/>0.723ms asymm <text:s/>2 </text:p>
            <text:p><text:s/>1: <text:s/>ip-10-244-176-2.ec2.internal <text:s text:c="25"/>0.433ms asymm <text:s/>2 </text:p>
            <text:p><text:s/>2: <text:s/>ip-10-1-38-1.ec2.internal <text:s text:c="28"/>0.488ms </text:p>
            <text:p><text:s/>3: <text:s/>ip-10-1-39-14.ec2.internal <text:s text:c="27"/>0.543ms </text:p>
            <text:p><text:s/>4: <text:s/>216.182.224.84 <text:s text:c="39"/>0.598ms </text:p>
            <text:p><text:s/>5: <text:s/>72.21.220.241 <text:s text:c="40"/>0.748ms asymm <text:s/>4 </text:p>
            <text:p><text:s/>6: <text:s/>72.21.222.154 <text:s text:c="40"/>1.460ms asymm <text:s/>5 </text:p>
            <text:p><text:s/>7: <text:s/>72.21.220.70 <text:s text:c="41"/>2.111ms asymm <text:s/>9 </text:p>
            <text:p><text:s/>8: <text:s/>72.21.221.42 <text:s text:c="41"/>2.109ms asymm 11 </text:p>
            <text:p><text:s/>9: <text:s/>xe-0-3-0.0.chic0.tr-cps.internet2.edu <text:s text:c="15"/>20.104ms </text:p>
            <text:p>10: <text:s/>137.164.129.2 <text:s text:c="39"/>98.205ms asymm 13 </text:p>
            <text:p>11: <text:s/>xe-1-0-0.0.paix0.tr-cps.internet2.edu <text:s text:c="15"/>95.133ms asymm 14 </text:p>
            <text:p>12: <text:s/>137.164.131.62 <text:s text:c="38"/>95.680ms asymm 14 </text:p>
            <text:p>13: <text:s/>dc-svl-core1--svl-px1-10ge-3.cenic.net <text:s text:c="14"/>96.423ms asymm 15 </text:p>
            <text:p>14: <text:s/>dc-lax-core2--svl-core1-10ge-1.cenic.net <text:s text:c="11"/>103.839ms asymm 16 </text:p>
            <text:p>15: <text:s/></text:p>
          </table:table-cell>
          <table:table-cell office:value-type="string">
            <text:p><text:s/>1: <text:s/>ip-10-244-177-91.ec2.internal <text:s text:c="24"/>0.155ms pmtu 1500</text:p>
            <text:p><text:s/>1: <text:s/>ip-10-244-176-3.ec2.internal <text:s text:c="25"/>0.618ms asymm <text:s/>2 </text:p>
            <text:p><text:s/>1: <text:s/>ip-10-244-176-3.ec2.internal <text:s text:c="25"/>0.455ms asymm <text:s/>2 </text:p>
            <text:p><text:s/>2: <text:s/>ip-10-1-48-1.ec2.internal <text:s text:c="28"/>0.439ms </text:p>
            <text:p><text:s/>3: <text:s/>ip-10-1-49-14.ec2.internal <text:s text:c="27"/>0.972ms </text:p>
            <text:p><text:s/>4: <text:s/>216.182.224.94 <text:s text:c="39"/>0.878ms </text:p>
            <text:p><text:s/>5: <text:s/>72.21.222.154 <text:s text:c="40"/>1.756ms </text:p>
            <text:p><text:s/>6: <text:s/>72.21.220.70 <text:s text:c="41"/>1.997ms asymm <text:s/>9 </text:p>
            <text:p><text:s/>7: <text:s/>ae-4.r04.asbnva02.us.bb.gin.ntt.net <text:s text:c="18"/>2.290ms asymm 10 </text:p>
            <text:p><text:s/>8: <text:s/>ae-2.r21.asbnva02.us.bb.gin.ntt.net <text:s text:c="18"/>2.358ms asymm 11 </text:p>
            <text:p><text:s/>9: <text:s/>ae-5.r21.sttlwa01.us.bb.gin.ntt.net <text:s text:c="17"/>72.712ms </text:p>
            <text:p>10: <text:s/>ae-0.r20.sttlwa01.us.bb.gin.ntt.net <text:s text:c="17"/>72.854ms asymm 12 </text:p>
            <text:p>11: <text:s/>as-3.r20.tokyjp01.jp.bb.gin.ntt.net <text:s text:c="16"/>180.826ms asymm 14 </text:p>
            <text:p>12: <text:s/>ae-2.r25.tokyjp01.jp.bb.gin.ntt.net <text:s text:c="16"/>182.352ms asymm 15 </text:p>
            <text:p>13: <text:s/>no reply</text:p>
            <text:p>14: <text:s/>203.105.72.18 <text:s text:c="38"/>177.814ms </text:p>
            <text:p>15: <text:s/>ve-51.foundry6.otemachi.wide.ad.jp <text:s text:c="17"/>184.105ms </text:p>
            <text:p>16: <text:s/>ve-42.foundry</text:p>
          </table:table-cell>
          <table:table-cell/>
          <table:table-cell office:value-type="string">
            <text:p><text:s/>1: <text:s/>ip-10-244-177-91.ec2.internal <text:s text:c="24"/>0.157ms pmtu 1500</text:p>
            <text:p><text:s/>1: <text:s/>ip-10-244-176-3.ec2.internal <text:s text:c="25"/>2.134ms asymm <text:s/>2 </text:p>
            <text:p><text:s/>1: <text:s/>ip-10-244-176-3.ec2.internal <text:s text:c="25"/>0.525ms asymm <text:s/>2 </text:p>
            <text:p><text:s/>2: <text:s/>ip-10-1-46-1.ec2.internal <text:s text:c="28"/>0.411ms </text:p>
            <text:p><text:s/>3: <text:s/>ip-10-1-47-14.ec2.internal <text:s text:c="27"/>0.808ms </text:p>
            <text:p><text:s/>4: <text:s/>216.182.224.94 <text:s text:c="39"/>0.932ms </text:p>
            <text:p><text:s/>5: <text:s/>72.21.222.154 <text:s text:c="39"/>55.726ms </text:p>
            <text:p><text:s/>6: <text:s/>72.21.220.70 <text:s text:c="41"/>2.246ms asymm <text:s/>9 </text:p>
            <text:p><text:s/>7: <text:s/>xe-0-1-0.0.asbn0.tr-cps.internet2.edu <text:s text:c="16"/>2.078ms asymm 11 </text:p>
            <text:p><text:s/>8: <text:s/>64.57.21.74 <text:s text:c="41"/>28.799ms asymm 11 </text:p>
            <text:p><text:s/>9: <text:s/>atl-transitrail.ns.utk.edu <text:s text:c="26"/>30.733ms asymm 15 </text:p>
            <text:p>10: <text:s/>fhm01v18.ns.utk.edu <text:s text:c="33"/>36.782ms asymm 16 </text:p>
            <text:p>11: <text:s/>no reply</text:p>
            <text:p>12: <text:s/>pl2.eecs.utk.edu <text:s text:c="36"/>31.635ms reached</text:p>
            <text:p><text:s text:c="5"/>Resume: pmtu 1500 hops 12 back 47 </text:p>
            <text:p/>
          </table:table-cell>
          <table:table-cell office:value-type="string">
            <text:p><text:s/>1: <text:s/>domU-12-31-39-0A-94-2A.compute-1.internal <text:s text:c="12"/>0.128ms pmtu 1500</text:p>
            <text:p><text:s/>1: <text:s/>10.211.148.2 <text:s text:c="41"/>0.511ms asymm <text:s/>2 </text:p>
            <text:p><text:s/>1: <text:s/>10.211.148.2 <text:s text:c="41"/>0.512ms asymm <text:s/>2 </text:p>
            <text:p><text:s/>2: <text:s/>ip-10-1-4-17.ec2.internal <text:s text:c="28"/>0.520ms </text:p>
            <text:p><text:s/>3: <text:s/>ip-10-1-5-14.ec2.internal <text:s text:c="28"/>0.532ms </text:p>
            <text:p><text:s/>4: <text:s/>216.182.224.76 <text:s text:c="39"/>0.669ms </text:p>
            <text:p><text:s/>5: <text:s/>72.21.220.225 <text:s text:c="39"/>14.378ms asymm <text:s/>4 </text:p>
            <text:p><text:s/>6: <text:s/>72.21.222.148 <text:s text:c="40"/>0.875ms asymm <text:s/>5 </text:p>
            <text:p><text:s/>7: <text:s/>72.21.220.52 <text:s text:c="41"/>1.331ms asymm <text:s/>8 </text:p>
            <text:p><text:s/>8: <text:s/>ASBNVACYH27JC01.mcleodusa.com <text:s text:c="24"/>1.903ms asymm 10 </text:p>
            <text:p><text:s/>9: <text:s/>so-6-0-0.phlapafgw26cr02.paetec.net <text:s text:c="18"/>4.910ms asymm 11 </text:p>
            <text:p>10: <text:s/>so-3-0-0.0.phlapafgw32cr04.paetec.net <text:s text:c="16"/>6.286ms asymm 13 </text:p>
            <text:p>11: <text:s/>gi-1-0-311.hse1.phlapa02.paetec.net <text:s text:c="18"/>5.318ms </text:p>
            <text:p>12: <text:s/>209.92.27.38 <text:s text:c="41"/>7.702ms </text:p>
            <text:p>13: <text:s/>gigagate1.Princeton.EDU <text:s text:c="30"/>7.891ms asymm 15 </text:p>
            <text:p>14: <text:s/>csgate.Princeton.EDU <text:s text:c="32"/>16.966ms asymm 13 </text:p>
            <text:p>15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2.ec2.internal <text:s text:c="25"/>1.024ms asymm <text:s/>2 </text:p>
            <text:p><text:s/>1: <text:s/>ip-10-244-176-2.ec2.internal <text:s text:c="25"/>0.949ms asymm <text:s/>2 </text:p>
            <text:p><text:s/>2: <text:s/>ip-10-1-42-1.ec2.internal <text:s text:c="28"/>0.474ms </text:p>
            <text:p><text:s/>3: <text:s/>ip-10-1-43-14.ec2.internal <text:s text:c="27"/>0.531ms </text:p>
            <text:p><text:s/>4: <text:s/>216.182.224.86 <text:s text:c="39"/>0.574ms </text:p>
            <text:p><text:s/>5: <text:s/>72.21.220.241 <text:s text:c="40"/>0.819ms asymm <text:s/>4 </text:p>
            <text:p><text:s/>6: <text:s/>72.21.222.154 <text:s text:c="40"/>1.572ms asymm <text:s/>5 </text:p>
            <text:p><text:s/>7: <text:s/>72.21.220.38 <text:s text:c="41"/>1.568ms asymm <text:s/>9 </text:p>
            <text:p><text:s/>8: <text:s/>72.21.221.42 <text:s text:c="41"/>1.997ms asymm 11 </text:p>
            <text:p><text:s/>9: <text:s/>xe-0-3-0.0.chic0.tr-cps.internet2.edu <text:s text:c="15"/>20.189ms </text:p>
            <text:p>10: <text:s/>64.57.21.254 <text:s text:c="40"/>36.436ms asymm 12 </text:p>
            <text:p>11: <text:s/>164.113.232.238 <text:s text:c="37"/>36.198ms asymm 12 </text:p>
            <text:p>12: <text:s/>wsec6-ge3-13.unl.edu <text:s text:c="32"/>35.986ms asymm 14 </text:p>
            <text:p>13: <text:s/>love-c1-te1-7.unl.edu <text:s text:c="31"/>36.506ms asymm 15 </text:p>
            <text:p>14: <text:s/>oldh-d1-te1-2.unl.edu <text:s text:c="31"/>36.30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5"/>0.616ms asymm <text:s/>2 </text:p>
            <text:p><text:s/>1: <text:s/>ip-10-244-176-2.ec2.internal <text:s text:c="25"/>0.460ms asymm <text:s/>2 </text:p>
            <text:p><text:s/>2: <text:s/>ip-10-1-42-1.ec2.internal <text:s text:c="28"/>0.657ms </text:p>
            <text:p><text:s/>3: <text:s/>ip-10-1-43-14.ec2.internal <text:s text:c="27"/>0.532ms </text:p>
            <text:p><text:s/>4: <text:s/>216.182.224.88 <text:s text:c="39"/>1.003ms </text:p>
            <text:p><text:s/>5: <text:s/>72.21.222.156 <text:s text:c="40"/>1.338ms </text:p>
            <text:p><text:s/>6: <text:s/>72.21.220.126 <text:s text:c="40"/>2.001ms asymm <text:s/>9 </text:p>
            <text:p><text:s/>7: <text:s/>xe-11-1-2.edge3.Washington1.Level3.net <text:s text:c="15"/>1.997ms asymm 11 </text:p>
            <text:p><text:s/>8: <text:s/>vlan80.csw3.Washington1.Level3.net <text:s text:c="19"/>1.744ms </text:p>
            <text:p><text:s/>9: <text:s/>ae-72-72.ebr2.Washington1.Level3.net <text:s text:c="17"/>1.640ms </text:p>
            <text:p>10: <text:s/>ae-3-3.ebr1.NewYork2.Level3.net <text:s text:c="22"/>7.340ms asymm 12 </text:p>
            <text:p>11: <text:s/>ae-1-100.ebr2.NewYork2.Level3.net <text:s text:c="20"/>6.875ms asymm 14 </text:p>
            <text:p>12: <text:s/>ae-6-6.ebr2.NewYork1.Level3.net <text:s text:c="22"/>7.089ms asymm 15 </text:p>
            <text:p>13: <text:s/>ae-2-2.ebr4.SanJose1.Level3.net <text:s text:c="21"/>75.892ms asymm 16 </text:p>
            <text:p>14: <text:s/>ae-81-81.csw3.SanJose1.Level3.net <text:s text:c="19"/>74.944ms </text:p>
            <text:p>15: <text:s/>ae-31-90.car1.SanJose2.Leve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2.837ms asymm <text:s/>2 </text:p>
            <text:p><text:s/>1: <text:s/>ip-10-244-176-2.ec2.internal <text:s text:c="25"/>0.471ms asymm <text:s/>2 </text:p>
            <text:p><text:s/>2: <text:s/>ip-10-1-42-1.ec2.internal <text:s text:c="28"/>0.486ms </text:p>
            <text:p><text:s/>3: <text:s/>ip-10-1-43-14.ec2.internal <text:s text:c="27"/>1.802ms </text:p>
            <text:p><text:s/>4: <text:s/>216.182.224.84 <text:s text:c="39"/>0.640ms </text:p>
            <text:p><text:s/>5: <text:s/>72.21.220.241 <text:s text:c="40"/>0.612ms asymm <text:s/>4 </text:p>
            <text:p><text:s/>6: <text:s/>72.21.222.154 <text:s text:c="40"/>1.595ms asymm <text:s/>5 </text:p>
            <text:p><text:s/>7: <text:s/>72.21.220.70 <text:s text:c="41"/>1.971ms asymm <text:s/>9 </text:p>
            <text:p><text:s/>8: <text:s/>72.21.221.42 <text:s text:c="41"/>2.153ms asymm 11 </text:p>
            <text:p><text:s/>9: <text:s/>xe-0-2-0.212.rtr.ll.indiana.gigapop.net <text:s text:c="13"/>31.455ms asymm 12 </text:p>
            <text:p>10: <text:s/>149.165.183.30 <text:s text:c="38"/>38.802ms asymm 11 </text:p>
            <text:p>11: <text:s/>no reply</text:p>
            <text:p>12: <text:s/>no reply</text:p>
            <text:p>13: <text:s/>planetlab4.cse.nd.edu <text:s text:c="31"/>40.051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58ms pmtu 1500</text:p>
            <text:p><text:s/>1: <text:s/>ip-10-244-176-3.ec2.internal <text:s text:c="25"/>0.531ms asymm <text:s/>2 </text:p>
            <text:p><text:s/>1: <text:s/>ip-10-244-176-3.ec2.internal <text:s text:c="25"/>3.100ms asymm <text:s/>2 </text:p>
            <text:p><text:s/>2: <text:s/>ip-10-1-44-1.ec2.internal <text:s text:c="28"/>0.535ms </text:p>
            <text:p><text:s/>3: <text:s/>ip-10-1-45-14.ec2.internal <text:s text:c="27"/>0.489ms </text:p>
            <text:p><text:s/>4: <text:s/>216.182.224.94 <text:s text:c="39"/>0.571ms </text:p>
            <text:p><text:s/>5: <text:s/>72.21.220.240 <text:s text:c="40"/>0.868ms asymm <text:s/>4 </text:p>
            <text:p><text:s/>6: <text:s/>72.21.222.156 <text:s text:c="40"/>1.501ms asymm <text:s/>5 </text:p>
            <text:p><text:s/>7: <text:s/>72.21.220.158 <text:s text:c="40"/>3.603ms asymm <text:s/>9 </text:p>
            <text:p><text:s/>8: <text:s/>xe-11-0-0.edge1.Washington1.Level3.net <text:s text:c="15"/>2.282ms asymm 11 </text:p>
            <text:p><text:s/>9: <text:s/>vlan80.csw3.Washington1.Level3.net <text:s text:c="19"/>5.416ms asymm <text:s/>8 </text:p>
            <text:p>10: <text:s/>ae-72-72.ebr2.Washington1.Level3.net <text:s text:c="17"/>1.800ms asymm <text:s/>9 </text:p>
            <text:p>11: <text:s/>ae-3-3.ebr1.NewYork2.Level3.net <text:s text:c="22"/>7.574ms asymm 12 </text:p>
            <text:p>12: <text:s/>ae-1-100.ebr2.NewYork2.Level3.net <text:s text:c="20"/>7.026ms asymm 14 </text:p>
            <text:p>13: <text:s/>ae-6-6.ebr2.NewYork1.Level3.net <text:s text:c="22"/>7.529ms asymm 15 </text:p>
            <text:p>14: <text:s/>ae-2-2.ebr4.SanJose1.Level3.net <text:s text:c="21"/>75.924ms asymm </text:p>
          </table:table-cell>
          <table:table-cell office:value-type="string">
            <text:p><text:s/>1: <text:s/>ip-10-244-177-91.ec2.internal <text:s text:c="24"/>0.153ms pmtu 1500</text:p>
            <text:p><text:s/>1: <text:s/>ip-10-244-176-2.ec2.internal <text:s text:c="25"/>0.613ms asymm <text:s/>2 </text:p>
            <text:p><text:s/>1: <text:s/>ip-10-244-176-2.ec2.internal <text:s text:c="25"/>0.431ms asymm <text:s/>2 </text:p>
            <text:p><text:s/>2: <text:s/>ip-10-1-38-1.ec2.internal <text:s text:c="28"/>0.468ms </text:p>
            <text:p><text:s/>3: <text:s/>ip-10-1-39-14.ec2.internal <text:s text:c="27"/>0.587ms </text:p>
            <text:p><text:s/>4: <text:s/>216.182.224.84 <text:s text:c="39"/>0.780ms </text:p>
            <text:p><text:s/>5: <text:s/>72.21.220.241 <text:s text:c="40"/>0.834ms asymm <text:s/>4 </text:p>
            <text:p><text:s/>6: <text:s/>72.21.222.154 <text:s text:c="40"/>1.785ms asymm <text:s/>5 </text:p>
            <text:p><text:s/>7: <text:s/>72.21.220.70 <text:s text:c="41"/>2.054ms asymm <text:s/>9 </text:p>
            <text:p><text:s/>8: <text:s/>72.21.221.42 <text:s text:c="41"/>2.358ms asymm 11 </text:p>
            <text:p><text:s/>9: <text:s/>64.57.21.226 <text:s text:c="40"/>13.196ms asymm 11 </text:p>
            <text:p>10: <text:s/>rlgh7600-gw-to-rtp-crs-gw.ncren.net <text:s text:c="18"/>9.535ms asymm 12 </text:p>
            <text:p>11: <text:s/>ciscokid-to-rlgh7600-gw.ncren.net <text:s text:c="19"/>11.652ms asymm 13 </text:p>
            <text:p>12: <text:s/>planetlab2.telenet.unc.edu <text:s text:c="26"/>11.59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9ms pmtu 1500</text:p>
            <text:p><text:s/>1: <text:s/>ip-10-244-176-3.ec2.internal <text:s text:c="25"/>0.507ms asymm <text:s/>2 </text:p>
            <text:p><text:s/>1: <text:s/>ip-10-244-176-3.ec2.internal <text:s text:c="25"/>0.408ms asymm <text:s/>2 </text:p>
            <text:p><text:s/>2: <text:s/>ip-10-1-50-1.ec2.internal <text:s text:c="28"/>0.423ms </text:p>
            <text:p><text:s/>3: <text:s/>ip-10-1-51-14.ec2.internal <text:s text:c="27"/>0.454ms </text:p>
            <text:p><text:s/>4: <text:s/>216.182.224.94 <text:s text:c="39"/>0.803ms </text:p>
            <text:p><text:s/>5: <text:s/>72.21.222.154 <text:s text:c="40"/>1.624ms </text:p>
            <text:p><text:s/>6: <text:s/>72.21.220.54 <text:s text:c="41"/>1.900ms asymm <text:s/>9 </text:p>
            <text:p><text:s/>7: <text:s/>ash-bb1-link.telia.net <text:s text:c="31"/>2.165ms asymm 11 </text:p>
            <text:p><text:s/>8: <text:s/>ffm-bb1-link.telia.net <text:s text:c="29"/>102.712ms asymm 12 </text:p>
            <text:p><text:s/>9: <text:s/>win-bb2-link.telia.net <text:s text:c="29"/>115.501ms asymm 13 </text:p>
            <text:p>10: <text:s/>prag-b3-link.telia.net <text:s text:c="29"/>120.339ms asymm 11 </text:p>
            <text:p>11: <text:s/>cesnet-01205-prag-b3.c.telia.net <text:s text:c="19"/>121.993ms asymm 14 </text:p>
            <text:p>12: <text:s/>r105-r40.cesnet.cz <text:s text:c="33"/>122.215ms asymm 16 </text:p>
            <text:p>13: <text:s/>planetlab2.cesnet.cz <text:s text:c="31"/>121.624ms reached</text:p>
            <text:p><text:s text:c="5"/>Resume: pmtu 1500 hops 13 back 50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3.ec2.internal <text:s text:c="25"/>0.679ms asymm <text:s/>2 </text:p>
            <text:p><text:s/>1: <text:s/>ip-10-244-176-3.ec2.internal <text:s text:c="25"/>0.421ms asymm <text:s/>2 </text:p>
            <text:p><text:s/>2: <text:s/>ip-10-1-48-1.ec2.internal <text:s text:c="28"/>0.452ms </text:p>
            <text:p><text:s/>3: <text:s/>ip-10-1-49-14.ec2.internal <text:s text:c="27"/>0.456ms </text:p>
            <text:p><text:s/>4: <text:s/>216.182.232.54 <text:s text:c="39"/>0.790ms </text:p>
            <text:p><text:s/>5: <text:s/>72.21.222.154 <text:s text:c="39"/>19.593ms </text:p>
            <text:p><text:s/>6: <text:s/>72.21.220.38 <text:s text:c="41"/>1.613ms asymm <text:s/>9 </text:p>
            <text:p><text:s/>7: <text:s/>72.21.221.42 <text:s text:c="41"/>1.801ms asymm 11 </text:p>
            <text:p><text:s/>8: <text:s/>xe-0-3-0.0.chic0.tr-cps.internet2.edu <text:s text:c="15"/>19.984ms asymm <text:s/>9 </text:p>
            <text:p><text:s/>9: <text:s/>64.57.21.202 <text:s text:c="40"/>30.931ms asymm 12 </text:p>
            <text:p>10: <text:s/>kr-ksu-hale-e4-4.kanren.net <text:s text:c="25"/>34.036ms </text:p>
            <text:p>11: <text:s/>kr-ksu-pplant-e3-1.kanren.net <text:s text:c="23"/>34.186ms asymm 13 </text:p>
            <text:p>12: <text:s/>kanren-border-ksu-pplant.kanren.net <text:s text:c="17"/>34.208ms asymm 14 </text:p>
            <text:p>13: <text:s/>129.130.252.9 <text:s text:c="39"/>34.773ms asymm 16 </text:p>
            <text:p>14: <text:s/>pp-cisco-1.ksu.edu <text:s text:c="34"/>34.272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65ms asymm <text:s/>2 </text:p>
            <text:p><text:s/>2: <text:s/>ip-10-1-48-1.ec2.internal <text:s text:c="28"/>0.519ms </text:p>
            <text:p><text:s/>3: <text:s/>ip-10-1-49-14.ec2.internal <text:s text:c="27"/>0.576ms </text:p>
            <text:p><text:s/>4: <text:s/>216.182.232.54 <text:s text:c="39"/>0.600ms </text:p>
            <text:p><text:s/>5: <text:s/>72.21.222.154 <text:s text:c="40"/>1.810ms </text:p>
            <text:p><text:s/>6: <text:s/>72.21.220.54 <text:s text:c="41"/>1.816ms asymm <text:s/>9 </text:p>
            <text:p><text:s/>7: <text:s/>gw3.lax1.asianetcom.net <text:s text:c="29"/>71.673ms asymm <text:s/>9 </text:p>
            <text:p><text:s/>8: <text:s/>gi1-0-0.cr2.nrt1.asianetcom.net <text:s text:c="20"/>169.193ms asymm 11 </text:p>
            <text:p><text:s/>9: <text:s/>te0-2-0-1.wr1.sin0.asianetcom.net <text:s text:c="18"/>235.461ms asymm 12 </text:p>
            <text:p>10: <text:s/>gi1-0-0.gw5.sin1.asianetcom.net <text:s text:c="20"/>235.222ms asymm 13 </text:p>
            <text:p>11: <text:s/>po10-1.gw2.sin1.asianetcom.net <text:s text:c="21"/>235.292ms asymm 14 </text:p>
            <text:p>12: <text:s/>NUS-0020.GW2.SIN1.asianetcom.net <text:s text:c="19"/>236.179ms asymm 16 </text:p>
            <text:p>13: <text:s/>xe-5-2-0.cc-rtr1.gigapop.nus.edu.sg <text:s text:c="16"/>237.597ms asymm 17 </text:p>
            <text:p>14: <text:s/>nus-gw1.gigapop.nus.edu.sg <text:s text:c="25"/>236.129ms asymm 17 </text:p>
            <text:p>15: <text:s/>nusnet-3-194.dynip.nus.edu.sg <text:s text:c="22"/>237.381ms </text:p>
            <text:p>16: <text:s/>no reply</text:p>
            <text:p/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4"/>11.318ms asymm <text:s/>2 </text:p>
            <text:p><text:s/>2: <text:s/>ip-10-1-50-1.ec2.internal <text:s text:c="28"/>0.539ms </text:p>
            <text:p><text:s/>3: <text:s/>ip-10-1-51-14.ec2.internal <text:s text:c="27"/>0.535ms </text:p>
            <text:p><text:s/>4: <text:s/>216.182.224.92 <text:s text:c="39"/>0.640ms </text:p>
            <text:p><text:s/>5: <text:s/>72.21.222.154 <text:s text:c="40"/>1.742ms </text:p>
            <text:p><text:s/>6: <text:s/>72.21.220.38 <text:s text:c="41"/>1.810ms asymm <text:s/>9 </text:p>
            <text:p><text:s/>7: <text:s/>72.21.221.42 <text:s text:c="40"/>14.711ms asymm 11 </text:p>
            <text:p><text:s/>8: <text:s/>xe-0-3-0.0.chic0.tr-cps.internet2.edu <text:s text:c="15"/>20.423ms asymm <text:s/>9 </text:p>
            <text:p><text:s/>9: <text:s/>137.164.129.2 <text:s text:c="39"/>74.134ms asymm 13 </text:p>
            <text:p>10: <text:s/>xe-1-0-0.0.paix0.tr-cps.internet2.edu <text:s text:c="15"/>95.104ms asymm 14 </text:p>
            <text:p>11: <text:s/>137.164.131.94 <text:s text:c="38"/>95.889ms asymm 14 </text:p>
            <text:p>12: <text:s/>dc-svl-core1--svl-px1-10ge-3.cenic.net <text:s text:c="14"/>96.108ms asymm 15 </text:p>
            <text:p>13: <text:s/>dc-svl-agg1--svl-core1-10ge.cenic.net <text:s text:c="15"/>95.952ms asymm 16 </text:p>
            <text:p>14: <text:s/>dc-ucb--svl-agg1-10ge.cenic.net <text:s text:c="21"/>97.606ms asymm 15 </text:p>
            <text:p>15: <text:s/>t1-3.inr-202-reccev.Berkeley.EDU <text:s text:c="20"/>98.907ms asymm 17 </text:p>
            <text:p>16: <text:s/></text:p>
          </table:table-cell>
          <table:table-cell office:value-type="string">
            <text:p><text:s/>1: <text:s/>ip-10-244-177-91.ec2.internal <text:s text:c="24"/>0.140ms pmtu 1500</text:p>
            <text:p><text:s/>1: <text:s/>ip-10-244-176-2.ec2.internal <text:s text:c="25"/>0.646ms asymm <text:s/>2 </text:p>
            <text:p><text:s/>1: <text:s/>ip-10-244-176-2.ec2.internal <text:s text:c="25"/>0.693ms asymm <text:s/>2 </text:p>
            <text:p><text:s/>2: <text:s/>ip-10-1-36-1.ec2.internal <text:s text:c="28"/>0.486ms </text:p>
            <text:p><text:s/>3: <text:s/>ip-10-1-37-14.ec2.internal <text:s text:c="27"/>0.498ms </text:p>
            <text:p><text:s/>4: <text:s/>216.182.224.84 <text:s text:c="39"/>0.645ms </text:p>
            <text:p><text:s/>5: <text:s/>72.21.220.241 <text:s text:c="40"/>0.762ms asymm <text:s/>4 </text:p>
            <text:p><text:s/>6: <text:s/>72.21.222.154 <text:s text:c="40"/>1.690ms asymm <text:s/>5 </text:p>
            <text:p><text:s/>7: <text:s/>72.21.220.54 <text:s text:c="40"/>17.411ms asymm <text:s/>9 </text:p>
            <text:p><text:s/>8: <text:s/>equinixexchange-ash.flagtelecom.com <text:s text:c="18"/>8.676ms </text:p>
            <text:p><text:s/>9: <text:s/>xe-1-2-0.0.cji01.nyc005.flagtel.com <text:s text:c="18"/>8.478ms asymm 12 </text:p>
            <text:p>10: <text:s/>customer-yipes.flagtel.com <text:s text:c="27"/>8.940ms asymm 13 </text:p>
            <text:p>11: <text:s/>nyu-bgp-1gr-35q-1.yipes.com <text:s text:c="26"/>9.881ms asymm 13 </text:p>
            <text:p>12: <text:s/>NYUGWA-VL10.NET.NYU.EDU <text:s text:c="30"/>9.127ms asymm 18 </text:p>
            <text:p>13: <text:s/>WSSGW-VL902.NET.NYU.EDU <text:s text:c="30"/>9.093ms asymm 16 </text:p>
            <text:p>14: <text:s/>delancy.scs.cs.nyu.edu <text:s text:c="31"/>9.839ms asymm 19 </text:p>
            <text:p>15: <text:s/></text:p>
          </table:table-cell>
          <table:table-cell office:value-type="string">
            <text:p><text:s/>1: <text:s/>ip-10-244-177-91.ec2.internal <text:s text:c="24"/>0.149ms pmtu 1500</text:p>
            <text:p><text:s/>1: <text:s/>ip-10-244-176-3.ec2.internal <text:s text:c="25"/>1.022ms asymm <text:s/>2 </text:p>
            <text:p><text:s/>1: <text:s/>ip-10-244-176-3.ec2.internal <text:s text:c="25"/>0.435ms asymm <text:s/>2 </text:p>
            <text:p><text:s/>2: <text:s/>ip-10-1-48-1.ec2.internal <text:s text:c="28"/>0.546ms </text:p>
            <text:p><text:s/>3: <text:s/>ip-10-1-49-14.ec2.internal <text:s text:c="27"/>1.183ms </text:p>
            <text:p><text:s/>4: <text:s/>216.182.224.92 <text:s text:c="39"/>0.867ms </text:p>
            <text:p><text:s/>5: <text:s/>72.21.222.154 <text:s text:c="40"/>2.479ms </text:p>
            <text:p><text:s/>6: <text:s/>72.21.220.70 <text:s text:c="41"/>1.876ms asymm <text:s/>9 </text:p>
            <text:p><text:s/>7: <text:s/>xe-0-1-0.0.asbn0.tr-cps.internet2.edu <text:s text:c="16"/>2.031ms asymm 11 </text:p>
            <text:p><text:s/>8: <text:s/>xe-0-3-0.0.chic0.tr-cps.internet2.edu <text:s text:c="15"/>20.339ms asymm <text:s/>9 </text:p>
            <text:p><text:s/>9: <text:s/>137.164.129.2 <text:s text:c="39"/>73.987ms asymm 13 </text:p>
            <text:p>10: <text:s/>137.164.131.186 <text:s text:c="37"/>74.332ms asymm 14 </text:p>
            <text:p>11: <text:s/>ae0--4010.iccr-sttlwa01-03.infra.pnw-gigapop.net <text:s text:c="4"/>74.241ms asymm 15 </text:p>
            <text:p>12: <text:s/>vl4010.uwbr-kne-01.infra.washington.edu <text:s text:c="13"/>74.485ms asymm 14 </text:p>
            <text:p>13: <text:s/>vl1850.uwcr-atg-01.infra.washington.edu <text:s text:c="13"/>74.437ms </text:p>
            <text:p>14: <text:s/>vl3889.uwcr-atg-01.infra.washington.edu <text:s text:c="13"/>74.255ms </text:p>
            <text:p>15: <text:s/>vl3855.acar-atg-02</text:p>
          </table:table-cell>
          <table:table-cell office:value-type="string">
            <text:p><text:s/>1: <text:s/>ip-10-244-177-91.ec2.internal <text:s text:c="24"/>0.151ms pmtu 1500</text:p>
            <text:p><text:s/>1: <text:s/>ip-10-244-176-3.ec2.internal <text:s text:c="25"/>0.563ms asymm <text:s/>2 </text:p>
            <text:p><text:s/>1: <text:s/>ip-10-244-176-3.ec2.internal <text:s text:c="25"/>0.428ms asymm <text:s/>2 </text:p>
            <text:p><text:s/>2: <text:s/>ip-10-1-48-1.ec2.internal <text:s text:c="28"/>0.482ms </text:p>
            <text:p><text:s/>3: <text:s/>ip-10-1-49-14.ec2.internal <text:s text:c="27"/>0.570ms </text:p>
            <text:p><text:s/>4: <text:s/>216.182.224.92 <text:s text:c="39"/>0.473ms </text:p>
            <text:p><text:s/>5: <text:s/>72.21.222.154 <text:s text:c="40"/>1.565ms </text:p>
            <text:p><text:s/>6: <text:s/>72.21.220.46 <text:s text:c="41"/>1.506ms </text:p>
            <text:p><text:s/>7: <text:s/>v315.core1.ash1.he.net <text:s text:c="31"/>2.253ms asymm 10 </text:p>
            <text:p><text:s/>8: <text:s/>10gigabitethernet1-2.core1.nyc4.he.net <text:s text:c="15"/>9.072ms </text:p>
            <text:p><text:s/>9: <text:s/>10gigabitethernet3-4.core1.nyc5.he.net <text:s text:c="14"/>11.369ms asymm 12 </text:p>
            <text:p>10: <text:s/>10gigabitethernet3-4.core1.tor1.he.net <text:s text:c="14"/>20.987ms </text:p>
            <text:p>11: <text:s/>gtanet-networking.10gigabitethernet3-1.core1.tor1.he.net <text:s/>22.496ms asymm 14 </text:p>
            <text:p>12: <text:s/>utoronto-ut-hub-if-internet.gtanet.ca <text:s text:c="15"/>21.359ms </text:p>
            <text:p>13: <text:s/>bcit-gpb.gw.utoronto.ca <text:s text:c="29"/>22.559ms asymm 16 </text:p>
            <text:p>14: <text:s/>pl1.csl.utoronto.ca <text:s text:c="33"/>23.285ms reached</text:p>
            <text:p><text:s text:c="5"/>Resume: pmtu 1500 hops 14 back 48</text:p>
          </table:table-cell>
          <table:table-cell office:value-type="string">
            <text:p><text:s/>1: <text:s/>ip-10-244-177-91.ec2.internal <text:s text:c="24"/>0.150ms pmtu 1500</text:p>
            <text:p><text:s/>1: <text:s/>ip-10-244-176-2.ec2.internal <text:s text:c="24"/>20.935ms asymm <text:s/>2 </text:p>
            <text:p><text:s/>1: <text:s/>ip-10-244-176-2.ec2.internal <text:s text:c="25"/>4.743ms asymm <text:s/>2 </text:p>
            <text:p><text:s/>2: <text:s/>ip-10-1-40-1.ec2.internal <text:s text:c="28"/>0.482ms </text:p>
            <text:p><text:s/>3: <text:s/>ip-10-1-41-14.ec2.internal <text:s text:c="27"/>0.641ms </text:p>
            <text:p><text:s/>4: <text:s/>216.182.224.88 <text:s text:c="39"/>0.863ms </text:p>
            <text:p><text:s/>5: <text:s/>72.21.222.156 <text:s text:c="40"/>1.637ms </text:p>
            <text:p><text:s/>6: <text:s/>72.21.220.166 <text:s text:c="40"/>2.455ms asymm <text:s/>9 </text:p>
            <text:p><text:s/>7: <text:s/>xe-11-0-0.edge1.Washington1.Level3.net <text:s text:c="15"/>2.349ms asymm 11 </text:p>
            <text:p><text:s/>8: <text:s/>vlan80.csw3.Washington1.Level3.net <text:s text:c="19"/>3.426ms </text:p>
            <text:p><text:s/>9: <text:s/>ae-84-84.ebr4.Washington1.Level3.net <text:s text:c="16"/>13.301ms </text:p>
            <text:p>10: <text:s/>ae-4-4.ebr3.LosAngeles1.Level3.net <text:s text:c="18"/>65.707ms asymm 13 </text:p>
            <text:p>11: <text:s/>ae-63-63.csw1.LosAngeles1.Level3.net <text:s text:c="16"/>66.556ms asymm 13 </text:p>
            <text:p>12: <text:s/>ae-4-90.edge5.LosAngeles1.Level3.net <text:s text:c="16"/>65.997ms </text:p>
            <text:p>13: <text:s/>JAPAN-TELEC.edge5.LosAngeles1.Level3.net <text:s text:c="12"/>66.997ms asymm 16 </text:p>
            <text:p>14: <text:s/>tokyo-dc-gm2-xe4-3-0-vlan10.s4.sinet.ad.jp <text:s text:c="9"/>192.965ms asymm 16 </text:p>
            <text:p>15: <text:s/>tokyo-dc-rm-ae4-vlan10.s4.s</text:p>
          </table:table-cell>
          <table:table-cell office:value-type="string">
            <text:p><text:s/>1: <text:s/>ip-10-244-177-91.ec2.internal <text:s text:c="24"/>0.140ms pmtu 1500</text:p>
            <text:p><text:s/>1: <text:s/>ip-10-244-176-3.ec2.internal <text:s text:c="25"/>0.623ms asymm <text:s/>2 </text:p>
            <text:p><text:s/>1: <text:s/>ip-10-244-176-3.ec2.internal <text:s text:c="25"/>1.208ms asymm <text:s/>2 </text:p>
            <text:p><text:s/>2: <text:s/>ip-10-1-50-1.ec2.internal <text:s text:c="28"/>0.439ms </text:p>
            <text:p><text:s/>3: <text:s/>ip-10-1-51-14.ec2.internal <text:s text:c="27"/>0.465ms </text:p>
            <text:p><text:s/>4: <text:s/>216.182.224.94 <text:s text:c="39"/>0.859ms </text:p>
            <text:p><text:s/>5: <text:s/>72.21.220.240 <text:s text:c="40"/>0.718ms asymm <text:s/>4 </text:p>
            <text:p><text:s/>6: <text:s/>72.21.222.156 <text:s text:c="40"/>1.585ms asymm <text:s/>5 </text:p>
            <text:p><text:s/>7: <text:s/>72.21.220.158 <text:s text:c="40"/>1.496ms asymm <text:s/>9 </text:p>
            <text:p><text:s/>8: <text:s/>xe-11-0-0.edge1.Washington1.Level3.net <text:s text:c="14"/>23.992ms asymm 11 </text:p>
            <text:p><text:s/>9: <text:s/>vlan70.csw2.Washington1.Level3.net <text:s text:c="19"/>2.528ms asymm 11 </text:p>
            <text:p>10: <text:s/>ae-62-62.ebr2.Washington1.Level3.net <text:s text:c="17"/>2.220ms asymm 12 </text:p>
            <text:p>11: <text:s/>ae-8-8.car2.Baltimore1.Level3.net <text:s text:c="20"/>3.669ms asymm 13 </text:p>
            <text:p>12: <text:s/>no reply</text:p>
            <text:p>13: <text:s/>addr162129253110.testippl.jhmi.edu <text:s text:c="19"/>4.827ms </text:p>
            <text:p>14: <text:s/>commedia.cnds.jhu.edu <text:s text:c="32"/>6.074ms asymm 16 </text:p>
            <text:p>15: <text:s/>128.220.231.3 <text:s text:c="40"/>6.349ms r</text:p>
          </table:table-cell>
          <table:table-cell office:value-type="string">
            <text:p><text:s/>1: <text:s/>ip-10-244-177-91.ec2.internal <text:s text:c="24"/>0.142ms pmtu 1500</text:p>
            <text:p><text:s/>1: <text:s/>ip-10-244-176-3.ec2.internal <text:s text:c="25"/>0.867ms asymm <text:s/>2 </text:p>
            <text:p><text:s/>1: <text:s/>ip-10-244-176-3.ec2.internal <text:s text:c="25"/>0.446ms asymm <text:s/>2 </text:p>
            <text:p><text:s/>2: <text:s/>ip-10-1-50-1.ec2.internal <text:s text:c="28"/>0.592ms </text:p>
            <text:p><text:s/>3: <text:s/>ip-10-1-51-14.ec2.internal <text:s text:c="27"/>0.584ms </text:p>
            <text:p><text:s/>4: <text:s/>216.182.232.54 <text:s text:c="39"/>0.783ms </text:p>
            <text:p><text:s/>5: <text:s/>72.21.222.154 <text:s text:c="39"/>13.075ms </text:p>
            <text:p><text:s/>6: <text:s/>72.21.220.46 <text:s text:c="41"/>1.839ms </text:p>
            <text:p><text:s/>7: <text:s/>us-ash.nordu.net <text:s text:c="37"/>2.527ms asymm 11 </text:p>
            <text:p><text:s/>8: <text:s/>uk-hex.nordu.net <text:s text:c="36"/>95.768ms asymm <text:s/>9 </text:p>
            <text:p><text:s/>9: <text:s/>dk-ore.nordu.net <text:s text:c="35"/>124.754ms asymm 13 </text:p>
            <text:p>10: <text:s/>dk-ore2.nordu.net <text:s text:c="34"/>108.508ms asymm 14 </text:p>
            <text:p>11: <text:s/>ndn-gw.pionier.gov.pl <text:s text:c="30"/>124.382ms asymm 15 </text:p>
            <text:p>12: <text:s/>z-poznan-gw1.nask.10Gb.rtr.pionier.gov.pl <text:s text:c="10"/>135.634ms asymm 13 </text:p>
            <text:p>13: <text:s/>welcome-at.pw.edu.pl <text:s text:c="31"/>136.144ms asymm 15 </text:p>
            <text:p>14: <text:s/>c6503-outside.rtr.pw.edu.pl <text:s text:c="24"/>137.622ms asymm 16 </text:p>
            <text:p>15: <text:s/>c3750.rtr</text:p>
          </table:table-cell>
          <table:table-cell office:value-type="string">
            <text:p><text:s/>1: <text:s/>ip-10-244-177-91.ec2.internal <text:s text:c="24"/>0.139ms pmtu 1500</text:p>
            <text:p><text:s/>1: <text:s/>ip-10-244-176-2.ec2.internal <text:s text:c="25"/>0.560ms asymm <text:s/>2 </text:p>
            <text:p><text:s/>1: <text:s/>ip-10-244-176-2.ec2.internal <text:s text:c="25"/>0.402ms asymm <text:s/>2 </text:p>
            <text:p><text:s/>2: <text:s/>ip-10-1-40-1.ec2.internal <text:s text:c="28"/>0.457ms </text:p>
            <text:p><text:s/>3: <text:s/>ip-10-1-41-14.ec2.internal <text:s text:c="27"/>0.550ms </text:p>
            <text:p><text:s/>4: <text:s/>216.182.224.88 <text:s text:c="39"/>0.691ms </text:p>
            <text:p><text:s/>5: <text:s/>72.21.220.241 <text:s text:c="40"/>0.905ms asymm <text:s/>4 </text:p>
            <text:p><text:s/>6: <text:s/>72.21.222.154 <text:s text:c="40"/>1.630ms asymm <text:s/>5 </text:p>
            <text:p><text:s/>7: <text:s/>72.21.220.70 <text:s text:c="41"/>2.243ms asymm <text:s/>9 </text:p>
            <text:p><text:s/>8: <text:s/>xe-0-1-0.0.asbn0.tr-cps.internet2.edu <text:s text:c="16"/>1.633ms asymm 11 </text:p>
            <text:p><text:s/>9: <text:s/>64.57.21.150 <text:s text:c="41"/>8.676ms asymm 11 </text:p>
            <text:p>10: <text:s/>rtr-acm.cmu.3rox.net <text:s text:c="33"/>8.446ms asymm 12 </text:p>
            <text:p>11: <text:s/>CORE255-VL987.GW.CMU.NET <text:s text:c="29"/>8.549ms asymm 12 </text:p>
            <text:p>12: <text:s/>128.2.255.156 <text:s text:c="40"/>8.387ms asymm 11 </text:p>
            <text:p>13: <text:s/>SCS-WEH-VL925.GW.CMU.NET <text:s text:c="29"/>8.933ms asymm 15 </text:p>
            <text:p>14: <text:s/>no reply</text:p>
            <text:p>15: <text:s/>PLANETLAB-2.CMCL.CS.CMU.EDU <text:s text:c="26"/></text:p>
          </table:table-cell>
          <table:table-cell office:value-type="string">
            <text:p><text:s/>1: <text:s/>ip-10-244-177-91.ec2.internal <text:s text:c="24"/>0.144ms pmtu 1500</text:p>
            <text:p><text:s/>1: <text:s/>ip-10-244-176-3.ec2.internal <text:s text:c="25"/>0.998ms asymm <text:s/>2 </text:p>
            <text:p><text:s/>1: <text:s/>ip-10-244-176-3.ec2.internal <text:s text:c="25"/>0.609ms asymm <text:s/>2 </text:p>
            <text:p><text:s/>2: <text:s/>ip-10-1-46-1.ec2.internal <text:s text:c="28"/>1.259ms </text:p>
            <text:p><text:s/>3: <text:s/>ip-10-1-47-14.ec2.internal <text:s text:c="27"/>1.280ms </text:p>
            <text:p><text:s/>4: <text:s/>216.182.224.94 <text:s text:c="39"/>1.001ms </text:p>
            <text:p><text:s/>5: <text:s/>72.21.222.154 <text:s text:c="40"/>1.608ms </text:p>
            <text:p><text:s/>6: <text:s/>72.21.220.38 <text:s text:c="41"/>1.855ms asymm <text:s/>9 </text:p>
            <text:p><text:s/>7: <text:s/>xe-0-1-0.0.asbn0.tr-cps.internet2.edu <text:s text:c="16"/>3.476ms asymm 11 </text:p>
            <text:p><text:s/>8: <text:s/>xe-0-3-0.0.chic0.tr-cps.internet2.edu <text:s text:c="15"/>20.014ms asymm <text:s/>9 </text:p>
            <text:p><text:s/>9: <text:s/>64.57.21.254 <text:s text:c="40"/>31.413ms asymm 12 </text:p>
            <text:p>10: <text:s/>164.113.232.226 <text:s text:c="37"/>35.826ms asymm 13 </text:p>
            <text:p>11: <text:s/>b31gb1-438.tele.iastate.edu <text:s text:c="25"/>35.848ms asymm 13 </text:p>
            <text:p>12: <text:s/>b11sr1-vlan254.tele.iastate.edu <text:s text:c="21"/>35.300ms asymm 15 </text:p>
            <text:p>13: <text:s/>planetlab-6.ece.iastate.edu <text:s text:c="25"/>35.709ms reached</text:p>
            <text:p><text:s text:c="5"/>Resume: pmtu 1500 hops 13 back 52 </text:p>
            <text:p/>
          </table:table-cell>
          <table:table-cell office:value-type="string">
            <text:p><text:s/>1: <text:s/>domU-12-31-39-0A-94-2A.compute-1.internal <text:s text:c="12"/>0.117ms pmtu 1500</text:p>
            <text:p><text:s/>1: <text:s/>10.211.148.2 <text:s text:c="41"/>0.501ms asymm <text:s/>2 </text:p>
            <text:p><text:s/>1: <text:s/>10.211.148.2 <text:s text:c="41"/>0.429ms asymm <text:s/>2 </text:p>
            <text:p><text:s/>2: <text:s/>ip-10-1-4-17.ec2.internal <text:s text:c="28"/>0.395ms </text:p>
            <text:p><text:s/>3: <text:s/>ip-10-1-5-14.ec2.internal <text:s text:c="28"/>0.711ms </text:p>
            <text:p><text:s/>4: <text:s/>216.182.232.48 <text:s text:c="39"/>0.583ms </text:p>
            <text:p><text:s/>5: <text:s/>72.21.220.225 <text:s text:c="40"/>0.786ms asymm <text:s/>4 </text:p>
            <text:p><text:s/>6: <text:s/>72.21.222.148 <text:s text:c="40"/>1.054ms asymm <text:s/>5 </text:p>
            <text:p><text:s/>7: <text:s/>72.21.220.44 <text:s text:c="41"/>1.424ms asymm <text:s/>9 </text:p>
            <text:p><text:s/>8: <text:s/>ASBNVACYH27JC01.mcleodusa.com <text:s text:c="24"/>1.897ms asymm 10 </text:p>
            <text:p><text:s/>9: <text:s/>so-6-0-0.phlapafgw26cr02.paetec.net <text:s text:c="18"/>5.102ms asymm 11 </text:p>
            <text:p>10: <text:s/>so-3-0-0.0.phlapafgw32cr04.paetec.net <text:s text:c="16"/>6.166ms asymm 13 </text:p>
            <text:p>11: <text:s/>gi-1-0-311.hse1.phlapa02.paetec.net <text:s text:c="18"/>5.050ms </text:p>
            <text:p>12: <text:s/>209.92.27.38 <text:s text:c="41"/>7.818ms </text:p>
            <text:p>13: <text:s/>gigagate1.Princeton.EDU <text:s text:c="30"/>7.921ms asymm 15 </text:p>
            <text:p>14: <text:s/>csgate.Princeton.EDU <text:s text:c="33"/>7.260ms asymm 13 </text:p>
            <text:p>15: <text:s/>no reply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79ms asymm <text:s/>2 </text:p>
            <text:p><text:s/>1: <text:s/>ip-10-244-176-3.ec2.internal <text:s text:c="25"/>0.502ms asymm <text:s/>2 </text:p>
            <text:p><text:s/>2: <text:s/>ip-10-1-50-1.ec2.internal <text:s text:c="28"/>0.536ms </text:p>
            <text:p><text:s/>3: <text:s/>ip-10-1-51-14.ec2.internal <text:s text:c="27"/>0.570ms </text:p>
            <text:p><text:s/>4: <text:s/>216.182.224.92 <text:s text:c="39"/>0.627ms </text:p>
            <text:p><text:s/>5: <text:s/>72.21.222.154 <text:s text:c="40"/>1.645ms </text:p>
            <text:p><text:s/>6: <text:s/>72.21.220.38 <text:s text:c="41"/>1.799ms asymm <text:s/>9 </text:p>
            <text:p><text:s/>7: <text:s/>77.67.108.33 <text:s text:c="41"/>1.587ms asymm <text:s/>9 </text:p>
            <text:p><text:s/>8: <text:s/>te0-7-0-5.mpd22.iad02.atlas.cogentco.com <text:s text:c="13"/>2.370ms asymm 12 </text:p>
            <text:p><text:s/>9: <text:s/>te0-6-0-5.mpd22.iad02.atlas.cogentco.com <text:s text:c="13"/>2.318ms asymm 11 </text:p>
            <text:p>10: <text:s/>te0-0-0-4.mpd22.dca01.atlas.cogentco.com <text:s text:c="13"/>3.165ms asymm 13 </text:p>
            <text:p>11: <text:s/>te0-1-0-7.mpd22.jfk02.atlas.cogentco.com <text:s text:c="13"/>9.186ms asymm 14 </text:p>
            <text:p>12: <text:s/>te0-4-0-7.ccr21.bos01.atlas.cogentco.com <text:s text:c="11"/>103.713ms asymm 20 </text:p>
            <text:p>13: <text:s/>te0-1-0-0.ccr21.jfk02.atlas.cogentco.com <text:s text:c="11"/>101.357ms asymm 21 </text:p>
            <text:p>14: <text:s/>te0-2-0-6.ccr21.ams03.atlas.cogentco.com <text:s text:c="12"/>89.586ms asymm 16 </text:p>
            <text:p>15: <text:s/></text:p>
          </table:table-cell>
          <table:table-cell office:value-type="string">
            <text:p><text:s/>1: <text:s/>ip-10-244-177-91.ec2.internal <text:s text:c="24"/>0.125ms pmtu 1500</text:p>
            <text:p><text:s/>1: <text:s/>ip-10-244-176-3.ec2.internal <text:s text:c="25"/>0.608ms asymm <text:s/>2 </text:p>
            <text:p><text:s/>1: <text:s/>ip-10-244-176-3.ec2.internal <text:s text:c="25"/>0.419ms asymm <text:s/>2 </text:p>
            <text:p><text:s/>2: <text:s/>ip-10-1-48-1.ec2.internal <text:s text:c="28"/>0.531ms </text:p>
            <text:p><text:s/>3: <text:s/>ip-10-1-49-14.ec2.internal <text:s text:c="27"/>0.504ms </text:p>
            <text:p><text:s/>4: <text:s/>216.182.224.94 <text:s text:c="39"/>0.612ms </text:p>
            <text:p><text:s/>5: <text:s/>72.21.222.154 <text:s text:c="39"/>59.889ms </text:p>
            <text:p><text:s/>6: <text:s/>72.21.220.38 <text:s text:c="41"/>1.578ms asymm <text:s/>9 </text:p>
            <text:p><text:s/>7: <text:s/>xe-0-1-0.0.asbn0.tr-cps.internet2.edu <text:s text:c="16"/>1.864ms asymm 11 </text:p>
            <text:p><text:s/>8: <text:s/>xe-0-3-0.0.chic0.tr-cps.internet2.edu <text:s text:c="15"/>28.324ms asymm <text:s/>9 </text:p>
            <text:p><text:s/>9: <text:s/>64.57.21.202 <text:s text:c="40"/>30.744ms asymm 12 </text:p>
            <text:p>10: <text:s/>kr-ksu-hale-e4-4.kanren.net <text:s text:c="25"/>33.358ms </text:p>
            <text:p>11: <text:s/>kr-ksu-pplant-e3-1.kanren.net <text:s text:c="23"/>34.012ms asymm 13 </text:p>
            <text:p>12: <text:s/>kanren-border-ksu-pplant.kanren.net <text:s text:c="17"/>34.126ms asymm 14 </text:p>
            <text:p>13: <text:s/>129.130.252.9 <text:s text:c="39"/>41.507ms asymm 16 </text:p>
            <text:p>14: <text:s/>pp-cisco-1.ksu.edu <text:s text:c="34"/>34.118ms asymm 16 </text:p>
            <text:p>15: <text:s/>129.130.2</text:p>
          </table:table-cell>
          <table:table-cell office:value-type="string">
            <text:p><text:s/>1: <text:s/>ip-10-244-177-91.ec2.internal <text:s text:c="24"/>0.121ms pmtu 1500</text:p>
            <text:p><text:s/>1: <text:s/>ip-10-244-176-3.ec2.internal <text:s text:c="25"/>0.541ms asymm <text:s/>2 </text:p>
            <text:p><text:s/>1: <text:s/>ip-10-244-176-3.ec2.internal <text:s text:c="25"/>0.441ms asymm <text:s/>2 </text:p>
            <text:p><text:s/>2: <text:s/>ip-10-1-48-1.ec2.internal <text:s text:c="27"/>21.274ms </text:p>
            <text:p><text:s/>3: <text:s/>ip-10-1-49-14.ec2.internal <text:s text:c="27"/>0.665ms </text:p>
            <text:p><text:s/>4: <text:s/>216.182.224.92 <text:s text:c="39"/>0.729ms </text:p>
            <text:p><text:s/>5: <text:s/>72.21.222.154 <text:s text:c="40"/>1.588ms </text:p>
            <text:p><text:s/>6: <text:s/>72.21.220.38 <text:s text:c="41"/>4.328ms asymm <text:s/>9 </text:p>
            <text:p><text:s/>7: <text:s/>xe-0-1-0.0.asbn0.tr-cps.internet2.edu <text:s text:c="16"/>1.870ms asymm 11 </text:p>
            <text:p><text:s/>8: <text:s/>xe-0-0-0.0.ny0.tr-cps.internet2.edu <text:s text:c="18"/>8.380ms asymm 12 </text:p>
            <text:p><text:s/>9: <text:s/>64.57.21.210 <text:s text:c="39"/>151.553ms </text:p>
            <text:p>10: <text:s/>nox300gw1-peer--207-210-142-242.nox.org <text:s text:c="13"/>14.912ms asymm 13 </text:p>
            <text:p>11: <text:s/>core1-rt-xe-0-0-0.gw.umass.edu <text:s text:c="22"/>15.130ms asymm 14 </text:p>
            <text:p>12: <text:s/>lgrc-rt-106-8-po-10.gw.umass.edu <text:s text:c="20"/>18.716ms </text:p>
            <text:p>13: <text:s/>128.119.3.153 <text:s text:c="39"/>16.344ms asymm 16 </text:p>
            <text:p>14: <text:s/>planetlab1.cs.umass.edu <text:s text:c="29"/>16.415ms reached</text:p>
            <text:p><text:s text:c="5"/>Resume: pmtu 1500 ho</text:p>
          </table:table-cell>
          <table:table-cell/>
          <table:table-cell office:value-type="string">
            <text:p><text:s/>1: <text:s/>ip-10-244-177-91.ec2.internal <text:s text:c="24"/>0.125ms pmtu 1500</text:p>
            <text:p><text:s/>1: <text:s/>ip-10-244-176-3.ec2.internal <text:s text:c="25"/>0.564ms asymm <text:s/>2 </text:p>
            <text:p><text:s/>1: <text:s/>ip-10-244-176-3.ec2.internal <text:s text:c="25"/>0.443ms asymm <text:s/>2 </text:p>
            <text:p><text:s/>2: <text:s/>ip-10-1-46-1.ec2.internal <text:s text:c="28"/>0.541ms </text:p>
            <text:p><text:s/>3: <text:s/>ip-10-1-47-14.ec2.internal <text:s text:c="27"/>0.513ms </text:p>
            <text:p><text:s/>4: <text:s/>216.182.232.54 <text:s text:c="39"/>0.603ms </text:p>
            <text:p><text:s/>5: <text:s/>72.21.222.154 <text:s text:c="40"/>1.815ms </text:p>
            <text:p><text:s/>6: <text:s/>72.21.220.70 <text:s text:c="41"/>1.989ms asymm <text:s/>9 </text:p>
            <text:p><text:s/>7: <text:s/>xe-0-1-0.0.asbn0.tr-cps.internet2.edu <text:s text:c="15"/>16.734ms asymm 11 </text:p>
            <text:p><text:s/>8: <text:s/>64.57.21.74 <text:s text:c="41"/>28.780ms asymm 11 </text:p>
            <text:p><text:s/>9: <text:s/>atl-transitrail.ns.utk.edu <text:s text:c="26"/>30.824ms asymm 15 </text:p>
            <text:p>10: <text:s/>fhm01v18.ns.utk.edu <text:s text:c="33"/>31.454ms asymm 16 </text:p>
            <text:p>11: <text:s/>no reply</text:p>
            <text:p>12: <text:s/>pl2.eecs.utk.edu <text:s text:c="36"/>31.450ms reached</text:p>
            <text:p><text:s text:c="5"/>Resume: pmtu 1500 hops 12 back 47 </text:p>
            <text:p/>
          </table:table-cell>
          <table:table-cell office:value-type="string">
            <text:p><text:s/>1: <text:s/>ip-10-244-177-91.ec2.internal <text:s text:c="24"/>0.144ms pmtu 1500</text:p>
            <text:p><text:s/>1: <text:s/>ip-10-244-176-2.ec2.internal <text:s text:c="25"/>0.573ms asymm <text:s/>2 </text:p>
            <text:p><text:s/>2: <text:s/>ip-10-1-40-1.ec2.internal <text:s text:c="28"/>0.494ms </text:p>
            <text:p><text:s/>3: <text:s/>ip-10-1-41-14.ec2.internal <text:s text:c="27"/>0.535ms </text:p>
            <text:p><text:s/>4: <text:s/>216.182.224.88 <text:s text:c="39"/>0.859ms </text:p>
            <text:p><text:s/>5: <text:s/>72.21.222.156 <text:s text:c="40"/>1.569ms </text:p>
            <text:p><text:s/>6: <text:s/>72.21.220.142 <text:s text:c="40"/>1.691ms asymm <text:s/>9 </text:p>
            <text:p><text:s/>7: <text:s/>xe-7-0-0.edge2.Washington1.Level3.net <text:s text:c="15"/>52.654ms asymm 12 </text:p>
            <text:p><text:s/>8: <text:s/>vlan70.csw2.Washington1.Level3.net <text:s text:c="19"/>2.445ms asymm 11 </text:p>
            <text:p><text:s/>9: <text:s/>ae-94-94.ebr4.Washington1.Level3.net <text:s text:c="16"/>11.830ms asymm 12 </text:p>
            <text:p>10: <text:s/>ae-4-4.ebr3.LosAngeles1.Level3.net <text:s text:c="18"/>65.755ms asymm 13 </text:p>
            <text:p>11: <text:s/>ae-83-83.csw3.LosAngeles1.Level3.net <text:s text:c="16"/>66.581ms asymm 14 </text:p>
            <text:p>12: <text:s/>ae-1-60.edge5.LosAngeles1.Level3.net <text:s text:c="16"/>65.611ms </text:p>
            <text:p>13: <text:s/>JAPAN-TELEC.edge5.LosAngeles1.Level3.net <text:s text:c="12"/>66.723ms asymm 16 </text:p>
            <text:p>14: <text:s/>tokyo-dc-gm2-xe4-3-0-vlan10.s4.sinet.ad.jp <text:s text:c="9"/>192.734ms asymm 16 </text:p>
            <text:p>15: <text:s/>tokyo-dc-rm-ae4-vlan10.s4.sinet.ad.jp <text:s text:c="14"/>192.922ms asymm 18 </text:p>
            <text:p>16: <text:s/>waseda.gw</text:p>
          </table:table-cell>
          <table:table-cell office:value-type="string">
            <text:p><text:s/>1: <text:s/>ip-10-244-177-91.ec2.internal <text:s text:c="24"/>0.130ms pmtu 1500</text:p>
            <text:p><text:s/>1: <text:s/>ip-10-244-176-3.ec2.internal <text:s text:c="25"/>0.542ms asymm <text:s/>2 </text:p>
            <text:p><text:s/>1: <text:s/>ip-10-244-176-3.ec2.internal <text:s text:c="25"/>0.430ms asymm <text:s/>2 </text:p>
            <text:p><text:s/>2: <text:s/>ip-10-1-50-1.ec2.internal <text:s text:c="28"/>0.425ms </text:p>
            <text:p><text:s/>3: <text:s/>ip-10-1-51-14.ec2.internal <text:s text:c="27"/>0.540ms </text:p>
            <text:p><text:s/>4: <text:s/>216.182.224.90 <text:s text:c="39"/>0.805ms </text:p>
            <text:p><text:s/>5: <text:s/>72.21.222.154 <text:s text:c="40"/>1.687ms </text:p>
            <text:p><text:s/>6: <text:s/>72.21.220.54 <text:s text:c="41"/>1.817ms asymm <text:s/>9 </text:p>
            <text:p><text:s/>7: <text:s/>ASBNVACYH27JC01.mcleodusa.com <text:s text:c="24"/>2.049ms asymm 10 </text:p>
            <text:p><text:s/>8: <text:s/>so-6-0-0.phlapafgw26cr02.paetec.net <text:s text:c="18"/>5.852ms asymm 14 </text:p>
            <text:p><text:s/>9: <text:s/>so-3-0-0.0.phlapafgw32cr04.paetec.net <text:s text:c="16"/>6.304ms asymm 12 </text:p>
            <text:p>10: <text:s/>gi-1-0-311.hse1.phlapa02.paetec.net <text:s text:c="18"/>5.982ms asymm 13 </text:p>
            <text:p>11: <text:s/>209.92.27.38 <text:s text:c="40"/>30.626ms asymm 14 </text:p>
            <text:p>12: <text:s/>gigagate1.Princeton.EDU <text:s text:c="30"/>8.722ms asymm 14 </text:p>
            <text:p>13: <text:s/>csgate.Princeton.EDU <text:s text:c="33"/>8.354ms asymm 15 </text:p>
            <text:p>14: <text:s/>no reply</text:p>
            <text:p>15: <text:s/>no reply</text:p>
            <text:p>16: <text:s/>no reply</text:p>
            <text:p>17: <text:s/>no reply</text:p>
            <text:p>18: <text:s/>no reply</text:p>
            <text:p>19: <text:s/>no repl</text:p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40ms asymm <text:s/>2 </text:p>
            <text:p><text:s/>1: <text:s/>ip-10-244-176-3.ec2.internal <text:s text:c="25"/>0.927ms asymm <text:s/>2 </text:p>
            <text:p><text:s/>2: <text:s/>ip-10-1-50-1.ec2.internal <text:s text:c="28"/>0.546ms </text:p>
            <text:p><text:s/>3: <text:s/>ip-10-1-51-14.ec2.internal <text:s text:c="27"/>3.650ms </text:p>
            <text:p><text:s/>4: <text:s/>216.182.232.54 <text:s text:c="39"/>0.565ms </text:p>
            <text:p><text:s/>5: <text:s/>72.21.222.154 <text:s text:c="40"/>1.557ms </text:p>
            <text:p><text:s/>6: <text:s/>72.21.220.46 <text:s text:c="41"/>1.678ms </text:p>
            <text:p><text:s/>7: <text:s/>v315.core1.ash1.he.net <text:s text:c="31"/>5.775ms asymm 10 </text:p>
            <text:p><text:s/>8: <text:s/>10gigabitethernet1-2.core1.nyc4.he.net <text:s text:c="14"/>13.978ms </text:p>
            <text:p><text:s/>9: <text:s/>10gigabitethernet8-3.core1.chi1.he.net <text:s text:c="14"/>25.167ms asymm 12 </text:p>
            <text:p>10: <text:s/>no reply</text:p>
            <text:p>11: <text:s/>r-uwmadison-isp-xe-8-0-0-3997.wiscnet.net <text:s text:c="11"/>45.272ms asymm 14 </text:p>
            <text:p>12: <text:s/>r-peer-xe-1-1-0-945.net.wisc.edu <text:s text:c="20"/>35.030ms asymm 16 </text:p>
            <text:p>13: <text:s/>r-cssc-b280c-9-core-vlan-2054.net.wisc.edu <text:s text:c="10"/>34.566ms asymm 15 </text:p>
            <text:p>14: <text:s/>no reply</text:p>
            <text:p>15: <text:s/>cs-delegated.net.wisc.edu <text:s text:c="27"/>35.425ms asymm 18 </text:p>
            <text:p>16: <text:s/>ge-1-2.cisco1.cs.wisc.edu <text:s text:c="27"/>35.337ms asymm</text:p>
          </table:table-cell>
          <table:table-cell office:value-type="string">
            <text:p><text:s/>1: <text:s/>ip-10-244-177-91.ec2.internal <text:s text:c="24"/>0.132ms pmtu 1500</text:p>
            <text:p><text:s/>1: <text:s/>ip-10-244-176-2.ec2.internal <text:s text:c="25"/>0.580ms asymm <text:s/>2 </text:p>
            <text:p><text:s/>1: <text:s/>ip-10-244-176-2.ec2.internal <text:s text:c="25"/>0.437ms asymm <text:s/>2 </text:p>
            <text:p><text:s/>2: <text:s/>ip-10-1-36-1.ec2.internal <text:s text:c="28"/>0.507ms </text:p>
            <text:p><text:s/>3: <text:s/>ip-10-1-37-14.ec2.internal <text:s text:c="27"/>0.805ms </text:p>
            <text:p><text:s/>4: <text:s/>216.182.224.84 <text:s text:c="39"/>0.813ms </text:p>
            <text:p><text:s/>5: <text:s/>72.21.222.156 <text:s text:c="40"/>1.356ms </text:p>
            <text:p><text:s/>6: <text:s/>72.21.220.142 <text:s text:c="40"/>1.976ms asymm <text:s/>9 </text:p>
            <text:p><text:s/>7: <text:s/>xe-7-0-0.edge2.Washington1.Level3.net <text:s text:c="16"/>1.826ms asymm 12 </text:p>
            <text:p><text:s/>8: <text:s/>ae-1-60.edge2.Washington4.Level3.net <text:s text:c="17"/>2.697ms asymm 12 </text:p>
            <text:p><text:s/>9: <text:s/>GOOGLE-INC.edge2.Washington4.Level3.net <text:s text:c="14"/>2.802ms asymm 13 </text:p>
            <text:p>10: <text:s/>roc1-ar3-xe-2-0-0-0.us.twtelecom.net <text:s text:c="16"/>18.244ms asymm 14 </text:p>
            <text:p>11: <text:s/>128.151.251.1 <text:s text:c="39"/>19.607ms asymm 12 </text:p>
            <text:p>12: <text:s/>cat6509-hopeman-d.net.rochester.edu <text:s text:c="17"/>19.719ms asymm 15 </text:p>
            <text:p>13: <text:s/>planet1.cs.rochester.edu <text:s text:c="28"/>20.098ms reached</text:p>
            <text:p><text:s text:c="5"/>Resume: pmtu 1500 hops 13 back 49 </text:p>
            <text:p/>
          </table:table-cell>
          <table:table-cell office:value-type="string">
            <text:p><text:s/>1: <text:s/>ip-10-122-97-135.ec2.internal <text:s text:c="24"/>0.125ms pmtu 1500</text:p>
            <text:p><text:s/>1: <text:s/>ip-10-122-96-3.ec2.internal <text:s text:c="26"/>0.629ms asymm <text:s/>2 </text:p>
            <text:p><text:s/>1: <text:s/>ip-10-122-96-3.ec2.internal <text:s text:c="26"/>0.886ms asymm <text:s/>2 </text:p>
            <text:p><text:s/>2: <text:s/>ip-10-1-122-17.ec2.internal <text:s text:c="26"/>0.466ms </text:p>
            <text:p><text:s/>3: <text:s/>ip-10-1-123-6.ec2.internal <text:s text:c="27"/>0.483ms </text:p>
            <text:p><text:s/>4: <text:s/>216.182.224.70 <text:s text:c="39"/>0.594ms </text:p>
            <text:p><text:s/>5: <text:s/>72.21.222.140 <text:s text:c="40"/>1.325ms </text:p>
            <text:p><text:s/>6: <text:s/>72.21.220.64 <text:s text:c="41"/>1.284ms asymm <text:s/>9 </text:p>
            <text:p><text:s/>7: <text:s/>72.21.221.42 <text:s text:c="41"/>1.808ms asymm 11 </text:p>
            <text:p><text:s/>8: <text:s/>137.164.131.54 <text:s text:c="38"/>22.059ms asymm <text:s/>9 </text:p>
            <text:p><text:s/>9: <text:s/>198.32.155.2 <text:s text:c="40"/>25.956ms asymm 15 </text:p>
            <text:p>10: <text:s/>198.32.155.90 <text:s text:c="38"/>130.946ms asymm 13 </text:p>
            <text:p>11: <text:s/>node33.seg3.ucf.edu <text:s text:c="33"/>25.056ms reached</text:p>
            <text:p><text:s text:c="5"/>Resume: pmtu 1500 hops 11 back 53 </text:p>
            <text:p/>
          </table:table-cell>
          <table:table-cell office:value-type="string">
            <text:p><text:s/>1: <text:s/>ip-10-244-177-91.ec2.internal <text:s text:c="24"/>0.143ms pmtu 1500</text:p>
            <text:p><text:s/>1: <text:s/>ip-10-244-176-2.ec2.internal <text:s text:c="25"/>0.711ms asymm <text:s/>2 </text:p>
            <text:p><text:s/>1: <text:s/>ip-10-244-176-2.ec2.internal <text:s text:c="25"/>0.455ms asymm <text:s/>2 </text:p>
            <text:p><text:s/>2: <text:s/>ip-10-1-42-1.ec2.internal <text:s text:c="28"/>0.509ms </text:p>
            <text:p><text:s/>3: <text:s/>ip-10-1-43-14.ec2.internal <text:s text:c="27"/>2.228ms </text:p>
            <text:p><text:s/>4: <text:s/>216.182.224.88 <text:s text:c="39"/>0.748ms </text:p>
            <text:p><text:s/>5: <text:s/>72.21.220.241 <text:s text:c="40"/>0.698ms asymm <text:s/>4 </text:p>
            <text:p><text:s/>6: <text:s/>72.21.222.154 <text:s text:c="39"/>31.957ms asymm <text:s/>5 </text:p>
            <text:p><text:s/>7: <text:s/>72.21.220.70 <text:s text:c="41"/>2.070ms asymm <text:s/>9 </text:p>
            <text:p><text:s/>8: <text:s/>xe-7-3-0.was14.ip4.tinet.net <text:s text:c="25"/>2.235ms asymm 11 </text:p>
            <text:p><text:s/>9: <text:s/>xe-5-1-0.was12.ip4.tinet.net <text:s text:c="25"/>1.564ms </text:p>
            <text:p>10: <text:s/>te0-0-0-4.mpd22.dca01.atlas.cogentco.com <text:s text:c="13"/>2.988ms asymm 13 </text:p>
            <text:p>11: <text:s/>ae4-540-r0-sp.bkb.rnp.br <text:s text:c="27"/>143.880ms asymm 16 </text:p>
            <text:p>12: <text:s/>xe-3-1-0-3000-r0-mg.bkb.rnp.br <text:s text:c="21"/>152.992ms asymm 17 </text:p>
            <text:p>13: <text:s/>no reply</text:p>
            <text:p>14: <text:s/>bandeira.pop-mg.rnp.br <text:s text:c="29"/>146.150ms asymm 16 </text:p>
            <text:p>15: <text:s/>38.104.94.74 <text:s text:c="40"/>30.723ms a</text:p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595ms asymm <text:s/>2 </text:p>
            <text:p><text:s/>1: <text:s/>ip-10-244-176-3.ec2.internal <text:s text:c="25"/>0.448ms asymm <text:s/>2 </text:p>
            <text:p><text:s/>2: <text:s/>ip-10-1-44-1.ec2.internal <text:s text:c="28"/>4.459ms </text:p>
            <text:p><text:s/>3: <text:s/>ip-10-1-45-14.ec2.internal <text:s text:c="27"/>0.538ms </text:p>
            <text:p><text:s/>4: <text:s/>216.182.232.54 <text:s text:c="39"/>0.510ms </text:p>
            <text:p><text:s/>5: <text:s/>72.21.222.154 <text:s text:c="40"/>1.605ms </text:p>
            <text:p><text:s/>6: <text:s/>72.21.220.46 <text:s text:c="41"/>1.623ms </text:p>
            <text:p><text:s/>7: <text:s/>ae-11.r00.asbnva02.us.bb.gin.ntt.net <text:s text:c="17"/>1.728ms asymm 10 </text:p>
            <text:p><text:s/>8: <text:s/>192.205.37.53 <text:s text:c="40"/>3.269ms asymm 11 </text:p>
            <text:p><text:s/>9: <text:s/>cr2.wswdc.ip.att.net <text:s text:c="32"/>40.445ms asymm 22 </text:p>
            <text:p>10: <text:s/>cr1.attga.ip.att.net <text:s text:c="32"/>50.605ms asymm 22 </text:p>
            <text:p>11: <text:s/>cr1.attga.ip.att.net <text:s text:c="32"/>51.694ms asymm 22 </text:p>
            <text:p>12: <text:s/>cr2.ormfl.ip.att.net <text:s text:c="32"/>49.273ms asymm 21 </text:p>
            <text:p>13: <text:s/>12.88.168.14 <text:s text:c="40"/>35.835ms </text:p>
            <text:p>14: <text:s/>t9-1.gw1.mia.terremark.net <text:s text:c="26"/>34.852ms </text:p>
            <text:p>15: <text:s/>72.46.240.180 <text:s text:c="13"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956ms asymm <text:s/>2 </text:p>
            <text:p><text:s/>1: <text:s/>ip-10-244-176-2.ec2.internal <text:s text:c="24"/>41.686ms asymm <text:s/>2 </text:p>
            <text:p><text:s/>2: <text:s/>ip-10-1-42-1.ec2.internal <text:s text:c="28"/>0.612ms </text:p>
            <text:p><text:s/>3: <text:s/>ip-10-1-43-14.ec2.internal <text:s text:c="27"/>0.636ms </text:p>
            <text:p><text:s/>4: <text:s/>216.182.224.84 <text:s text:c="39"/>0.755ms </text:p>
            <text:p><text:s/>5: <text:s/>72.21.220.241 <text:s text:c="40"/>0.740ms asymm <text:s/>4 </text:p>
            <text:p><text:s/>6: <text:s/>72.21.222.154 <text:s text:c="40"/>1.565ms asymm <text:s/>5 </text:p>
            <text:p><text:s/>7: <text:s/>72.21.220.38 <text:s text:c="41"/>1.755ms asymm <text:s/>9 </text:p>
            <text:p><text:s/>8: <text:s/>xe-0-1-0.0.asbn0.tr-cps.internet2.edu <text:s text:c="16"/>2.149ms asymm 11 </text:p>
            <text:p><text:s/>9: <text:s/>64.57.21.226 <text:s text:c="40"/>10.960ms asymm 11 </text:p>
            <text:p>10: <text:s/>rlgh7600-gw-to-rtp-crs-gw.ncren.net <text:s text:c="18"/>9.753ms asymm 12 </text:p>
            <text:p>11: <text:s/>ciscokid-to-rlgh7600-gw.ncren.net <text:s text:c="19"/>19.503ms asymm 13 </text:p>
            <text:p>12: <text:s/>planetlab1.telenet.unc.edu <text:s text:c="26"/>11.118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7ms pmtu 1500</text:p>
            <text:p><text:s/>1: <text:s/>ip-10-244-176-3.ec2.internal <text:s text:c="25"/>0.707ms asymm <text:s/>2 </text:p>
            <text:p><text:s/>1: <text:s/>ip-10-244-176-3.ec2.internal <text:s text:c="25"/>0.549ms asymm <text:s/>2 </text:p>
            <text:p><text:s/>2: <text:s/>ip-10-1-50-1.ec2.internal <text:s text:c="28"/>0.529ms </text:p>
            <text:p><text:s/>3: <text:s/>ip-10-1-51-14.ec2.internal <text:s text:c="27"/>0.525ms </text:p>
            <text:p><text:s/>4: <text:s/>216.182.232.54 <text:s text:c="39"/>0.849ms </text:p>
            <text:p><text:s/>5: <text:s/>72.21.222.154 <text:s text:c="40"/>1.543ms </text:p>
            <text:p><text:s/>6: <text:s/>72.21.220.54 <text:s text:c="41"/>2.065ms asymm <text:s/>9 </text:p>
            <text:p><text:s/>7: <text:s/>gw3.lax1.asianetcom.net <text:s text:c="29"/>68.504ms asymm <text:s/>9 </text:p>
            <text:p><text:s/>8: <text:s/>gi1-0-0.cr2.nrt1.asianetcom.net <text:s text:c="20"/>167.912ms asymm 11 </text:p>
            <text:p><text:s/>9: <text:s/>te0-2-0-1.wr1.sin0.asianetcom.net <text:s text:c="18"/>234.370ms asymm 12 </text:p>
            <text:p>10: <text:s/>gi1-0-0.gw5.sin1.asianetcom.net <text:s text:c="20"/>234.619ms asymm 13 </text:p>
            <text:p>11: <text:s/>po10-1.gw2.sin1.asianetcom.net <text:s text:c="21"/>234.342ms asymm 14 </text:p>
            <text:p>12: <text:s/>NUS-0020.GW2.SIN1.asianetcom.net <text:s text:c="19"/>235.204ms asymm 16 </text:p>
            <text:p>13: <text:s/>xe-5-2-0.cc-rtr1.gigapop.nus.edu.sg <text:s text:c="16"/>234.334ms asymm 17 </text:p>
            <text:p>14: <text:s/>nus-gw1.gigapop.nus.edu.sg <text:s text:c="25"/>234.650ms asymm 17 </text:p>
            <text:p>15: <text:s/></text:p>
          </table:table-cell>
          <table:table-cell office:value-type="string">
            <text:p><text:s/>1: <text:s/>ip-10-122-97-135.ec2.internal <text:s text:c="24"/>0.116ms pmtu 1500</text:p>
            <text:p><text:s/>1: <text:s/>ip-10-122-96-3.ec2.internal <text:s text:c="26"/>0.502ms asymm <text:s/>2 </text:p>
            <text:p><text:s/>1: <text:s/>ip-10-122-96-3.ec2.internal <text:s text:c="26"/>1.032ms asymm <text:s/>2 </text:p>
            <text:p><text:s/>2: <text:s/>ip-10-1-124-17.ec2.internal <text:s text:c="26"/>0.508ms </text:p>
            <text:p><text:s/>3: <text:s/>ip-10-1-119-6.ec2.internal <text:s text:c="27"/>9.603ms </text:p>
            <text:p><text:s/>4: <text:s/>216.182.224.50 <text:s text:c="39"/>0.667ms </text:p>
            <text:p><text:s/>5: <text:s/>72.21.220.192 <text:s text:c="40"/>0.886ms asymm <text:s/>4 </text:p>
            <text:p><text:s/>6: <text:s/>72.21.222.138 <text:s text:c="40"/>1.063ms asymm <text:s/>5 </text:p>
            <text:p><text:s/>7: <text:s/>72.21.220.160 <text:s text:c="40"/>1.753ms asymm <text:s/>9 </text:p>
            <text:p><text:s/>8: <text:s/>xe-4-3-1.edge2.Washington1.Level3.net <text:s text:c="16"/>1.883ms asymm 10 </text:p>
            <text:p><text:s/>9: <text:s/>vlan60.csw1.Washington1.Level3.net <text:s text:c="19"/>1.798ms asymm 11 </text:p>
            <text:p>10: <text:s/>ae-82-82.ebr2.Washington1.Level3.net <text:s text:c="17"/>2.012ms </text:p>
            <text:p>11: <text:s/>ae-42-42.ebr2.Paris1.Level3.net <text:s text:c="21"/>89.200ms asymm 12 </text:p>
            <text:p>12: <text:s/>ae-48-48.ebr1.Frankfurt1.Level3.net <text:s text:c="17"/>89.693ms asymm 13 </text:p>
            <text:p>13: <text:s/>ae-61-61.csw1.Frankfurt1.Level3.net <text:s text:c="17"/>91.568ms asymm 15 </text:p>
            <text:p>14: <text:s/>ae-3-80.edge5.Frankfurt1.Level3.net <text:s text:c="17"/>88.261ms asymm 13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4"/>30.190ms asymm <text:s/>2 </text:p>
            <text:p><text:s/>1: <text:s/>ip-10-244-176-2.ec2.internal <text:s text:c="25"/>1.865ms asymm <text:s/>2 </text:p>
            <text:p><text:s/>2: <text:s/>ip-10-1-36-1.ec2.internal <text:s text:c="28"/>0.832ms </text:p>
            <text:p><text:s/>3: <text:s/>ip-10-1-37-14.ec2.internal <text:s text:c="27"/>0.624ms </text:p>
            <text:p><text:s/>4: <text:s/>216.182.232.52 <text:s text:c="38"/>51.201ms </text:p>
            <text:p><text:s/>5: <text:s/>72.21.220.241 <text:s text:c="40"/>0.668ms asymm <text:s/>4 </text:p>
            <text:p><text:s/>6: <text:s/>72.21.222.154 <text:s text:c="40"/>1.828ms asymm <text:s/>5 </text:p>
            <text:p><text:s/>7: <text:s/>72.21.220.46 <text:s text:c="41"/>1.843ms asymm <text:s/>6 </text:p>
            <text:p><text:s/>8: <text:s/>v315.core1.ash1.he.net <text:s text:c="30"/>11.323ms asymm 10 </text:p>
            <text:p><text:s/>9: <text:s/>10gigabitethernet1-1.core1.dal1.he.net <text:s text:c="14"/>36.989ms asymm 10 </text:p>
            <text:p>10: <text:s/>learn.gigabitethernet2-15.core1.dal1.he.net <text:s text:c="9"/>36.942ms asymm 12 </text:p>
            <text:p>11: <text:s/>as22645_uta7206_m20.uta.edu <text:s text:c="25"/>37.971ms asymm 13 </text:p>
            <text:p>12: <text:s/>planetlab2.uta.edu <text:s text:c="34"/>37.657ms reached</text:p>
            <text:p><text:s text:c="5"/>Resume: pmtu 1500 hops 12 back 51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2.ec2.internal <text:s text:c="25"/>0.598ms asymm <text:s/>2 </text:p>
            <text:p><text:s/>1: <text:s/>ip-10-244-176-2.ec2.internal <text:s text:c="25"/>0.598ms asymm <text:s/>2 </text:p>
            <text:p><text:s/>2: <text:s/>ip-10-1-40-1.ec2.internal <text:s text:c="28"/>0.462ms </text:p>
            <text:p><text:s/>3: <text:s/>ip-10-1-41-14.ec2.internal <text:s text:c="27"/>0.788ms </text:p>
            <text:p><text:s/>4: <text:s/>216.182.224.88 <text:s text:c="39"/>0.773ms </text:p>
            <text:p><text:s/>5: <text:s/>72.21.220.241 <text:s text:c="40"/>0.631ms asymm <text:s/>4 </text:p>
            <text:p><text:s/>6: <text:s/>72.21.222.154 <text:s text:c="40"/>1.551ms asymm <text:s/>5 </text:p>
            <text:p><text:s/>7: <text:s/>72.21.220.38 <text:s text:c="41"/>1.721ms asymm <text:s/>9 </text:p>
            <text:p><text:s/>8: <text:s/>xe-0-1-0.0.asbn0.tr-cps.internet2.edu <text:s text:c="16"/>1.920ms asymm 11 </text:p>
            <text:p><text:s/>9: <text:s/>64.57.21.106 <text:s text:c="40"/>38.593ms asymm 10 </text:p>
            <text:p>10: <text:s/>128.163.221.142 <text:s text:c="37"/>41.003ms asymm 11 </text:p>
            <text:p>11: <text:s/>128.163.221.141 <text:s text:c="37"/>41.040ms asymm 14 </text:p>
            <text:p>12: <text:s/>pks2-04-pop2-new.net.uky.edu <text:s text:c="24"/>41.676ms asymm 14 </text:p>
            <text:p>13: <text:s/>128.163.142.33 <text:s text:c="38"/>41.923ms asymm 16 </text:p>
            <text:p>14: <text:s/>monkey.netlab.uky.edu <text:s text:c="31"/>41.672ms asymm </text:p>
          </table:table-cell>
          <table:table-cell office:value-type="string">
            <text:p><text:s/>1: <text:s/>ip-10-244-177-91.ec2.internal <text:s text:c="24"/>0.106ms pmtu 1500</text:p>
            <text:p><text:s/>1: <text:s/>ip-10-244-176-2.ec2.internal <text:s text:c="25"/>0.556ms asymm <text:s/>2 </text:p>
            <text:p><text:s/>1: <text:s/>ip-10-244-176-2.ec2.internal <text:s text:c="25"/>0.454ms asymm <text:s/>2 </text:p>
            <text:p><text:s/>2: <text:s/>ip-10-1-42-1.ec2.internal <text:s text:c="28"/>0.443ms </text:p>
            <text:p><text:s/>3: <text:s/>ip-10-1-43-14.ec2.internal <text:s text:c="27"/>1.215ms </text:p>
            <text:p><text:s/>4: <text:s/>216.182.232.52 <text:s text:c="38"/>30.914ms </text:p>
            <text:p><text:s/>5: <text:s/>72.21.220.241 <text:s text:c="40"/>0.804ms asymm <text:s/>4 </text:p>
            <text:p><text:s/>6: <text:s/>72.21.222.154 <text:s text:c="40"/>1.684ms asymm <text:s/>5 </text:p>
            <text:p><text:s/>7: <text:s/>72.21.220.70 <text:s text:c="41"/>2.053ms asymm <text:s/>9 </text:p>
            <text:p><text:s/>8: <text:s/>72.21.221.42 <text:s text:c="41"/>2.115ms asymm 11 </text:p>
            <text:p><text:s/>9: <text:s/>64.57.21.242 <text:s text:c="40"/>42.216ms asymm 11 </text:p>
            <text:p>10: <text:s/>v-bin-arbl-i2-wsu5.r-bin-arbl.umnet.umich.edu <text:s text:c="7"/>21.551ms asymm 15 </text:p>
            <text:p>11: <text:s/>l3-caen-bin-arb.caen-bb-vss.engin.umich.edu <text:s text:c="9"/>23.468ms asymm 15 </text:p>
            <text:p>12: <text:s/>cse-vss.engin.umich.edu <text:s text:c="29"/>21.705ms asymm 17 </text:p>
            <text:p>13: <text:s/>planetlab3.eecs.umich.edu <text:s text:c="27"/>21.606ms reached</text:p>
            <text:p><text:s text:c="5"/>Resume: pmtu 1500 hops 13 back 47 </text:p>
            <text:p/>
          </table:table-cell>
          <table:table-cell office:value-type="string">
            <text:p><text:s/>1: <text:s/>ip-10-244-177-91.ec2.internal <text:s text:c="24"/>0.125ms pmtu 1500</text:p>
            <text:p><text:s/>1: <text:s/>ip-10-244-176-2.ec2.internal <text:s text:c="24"/>34.745ms asymm <text:s/>2 </text:p>
            <text:p><text:s/>1: <text:s/>ip-10-244-176-2.ec2.internal <text:s text:c="25"/>6.738ms asymm <text:s/>2 </text:p>
            <text:p><text:s/>2: <text:s/>ip-10-1-42-1.ec2.internal <text:s text:c="28"/>0.467ms </text:p>
            <text:p><text:s/>3: <text:s/>ip-10-1-43-14.ec2.internal <text:s text:c="27"/>0.927ms </text:p>
            <text:p><text:s/>4: <text:s/>216.182.224.86 <text:s text:c="39"/>0.599ms </text:p>
            <text:p><text:s/>5: <text:s/>72.21.220.241 <text:s text:c="40"/>0.616ms asymm <text:s/>4 </text:p>
            <text:p><text:s/>6: <text:s/>72.21.222.154 <text:s text:c="40"/>1.786ms asymm <text:s/>5 </text:p>
            <text:p><text:s/>7: <text:s/>72.21.220.38 <text:s text:c="41"/>1.841ms asymm <text:s/>9 </text:p>
            <text:p><text:s/>8: <text:s/>72.21.221.42 <text:s text:c="41"/>2.306ms asymm 11 </text:p>
            <text:p><text:s/>9: <text:s/>xe-0-3-0.0.chic0.tr-cps.internet2.edu <text:s text:c="15"/>37.425ms </text:p>
            <text:p>10: <text:s/>64.57.21.254 <text:s text:c="40"/>34.726ms asymm 12 </text:p>
            <text:p>11: <text:s/>164.113.232.238 <text:s text:c="37"/>35.990ms asymm 12 </text:p>
            <text:p>12: <text:s/>wsec6-ge3-13.unl.edu <text:s text:c="32"/>35.781ms asymm 14 </text:p>
            <text:p>13: <text:s/>love-c1-te1-7.unl.edu <text:s text:c="31"/>36.381ms asymm 15 </text:p>
            <text:p>14: <text:s/>oldh-d1-te1-2.unl.edu <text:s text:c="31"/>36.164ms asymm 16 </text:p>
            <text:p>15: <text:s/></text:p>
          </table:table-cell>
          <table:table-cell office:value-type="string">
            <text:p><text:s/>1: <text:s/>ip-10-244-177-91.ec2.internal <text:s text:c="24"/>0.124ms pmtu 1500</text:p>
            <text:p><text:s/>1: <text:s/>ip-10-244-176-3.ec2.internal <text:s text:c="25"/>1.100ms asymm <text:s/>2 </text:p>
            <text:p><text:s/>1: <text:s/>ip-10-244-176-3.ec2.internal <text:s text:c="25"/>0.422ms asymm <text:s/>2 </text:p>
            <text:p><text:s/>2: <text:s/>ip-10-1-48-1.ec2.internal <text:s text:c="28"/>1.214ms </text:p>
            <text:p><text:s/>3: <text:s/>ip-10-1-49-14.ec2.internal <text:s text:c="27"/>0.460ms </text:p>
            <text:p><text:s/>4: <text:s/>216.182.224.90 <text:s text:c="39"/>0.565ms </text:p>
            <text:p><text:s/>5: <text:s/>72.21.222.154 <text:s text:c="40"/>1.666ms </text:p>
            <text:p><text:s/>6: <text:s/>72.21.220.30 <text:s text:c="41"/>1.705ms </text:p>
            <text:p><text:s/>7: <text:s/>xe-7-3-0.was14.ip4.tinet.net <text:s text:c="25"/>2.107ms asymm 11 </text:p>
            <text:p><text:s/>8: <text:s/>xe-0-0-0.was12.ip4.tinet.net <text:s text:c="24"/>29.839ms asymm 12 </text:p>
            <text:p><text:s/>9: <text:s/>te0-7-0-5.mpd22.iad02.atlas.cogentco.com <text:s text:c="13"/>2.717ms asymm 12 </text:p>
            <text:p>10: <text:s/>te0-4-0-1.mpd22.dca01.atlas.cogentco.com <text:s text:c="13"/>3.220ms asymm 13 </text:p>
            <text:p>11: <text:s/>te0-1-0-0.ccr22.dca01.atlas.cogentco.com <text:s text:c="13"/>2.973ms asymm 12 </text:p>
            <text:p>12: <text:s/>no reply</text:p>
            <text:p>13: <text:s/>Georgetown_University.demarc.cogentco.com <text:s text:c="12"/>3.850ms asymm 15 </text:p>
            <text:p>14: <text:s/>Georgetown_University.demarc.cogentco.com <text:s text:c="12"/>3.639ms asymm 15 </text:p>
            <text:p>15: <text:s/>141.161.76.218 <text:s text:c="39"/>3.097ms asymm 16 </text:p>
            <text:p/>
          </table:table-cell>
          <table:table-cell office:value-type="string">
            <text:p><text:s/>1: <text:s/>ip-10-244-177-91.ec2.internal <text:s text:c="24"/>0.126ms pmtu 1500</text:p>
            <text:p><text:s/>1: <text:s/>ip-10-244-176-3.ec2.internal <text:s text:c="25"/>0.630ms asymm <text:s/>2 </text:p>
            <text:p><text:s/>1: <text:s/>ip-10-244-176-3.ec2.internal <text:s text:c="25"/>0.437ms asymm <text:s/>2 </text:p>
            <text:p><text:s/>2: <text:s/>ip-10-1-50-1.ec2.internal <text:s text:c="28"/>0.460ms </text:p>
            <text:p><text:s/>3: <text:s/>ip-10-1-51-14.ec2.internal <text:s text:c="27"/>0.694ms </text:p>
            <text:p><text:s/>4: <text:s/>216.182.224.92 <text:s text:c="39"/>0.916ms </text:p>
            <text:p><text:s/>5: <text:s/>72.21.220.240 <text:s text:c="40"/>0.867ms asymm <text:s/>4 </text:p>
            <text:p><text:s/>6: <text:s/>72.21.222.156 <text:s text:c="40"/>1.459ms asymm <text:s/>5 </text:p>
            <text:p><text:s/>7: <text:s/>72.21.220.150 <text:s text:c="40"/>2.156ms asymm <text:s/>9 </text:p>
            <text:p><text:s/>8: <text:s/>xe-4-3-1.edge2.Washington1.Level3.net <text:s text:c="16"/>1.578ms asymm <text:s/>9 </text:p>
            <text:p><text:s/>9: <text:s/>vlan60.csw1.Washington1.Level3.net <text:s text:c="19"/>2.490ms asymm 11 </text:p>
            <text:p>10: <text:s/>ae-64-64.ebr4.Washington1.Level3.net <text:s text:c="17"/>3.868ms asymm <text:s/>9 </text:p>
            <text:p>11: <text:s/>ae-4-4.ebr3.LosAngeles1.Level3.net <text:s text:c="18"/>65.923ms asymm 13 </text:p>
            <text:p>12: <text:s/>ae-73-73.csw2.LosAngeles1.Level3.net <text:s text:c="16"/>65.695ms asymm 11 </text:p>
            <text:p>13: <text:s/>ae-3-80.edge5.LosAngeles1.Level3.net <text:s text:c="16"/>66.581ms asymm 15 </text:p>
            <text:p>14: <text:s/>JAPAN-TELEC.edge5.LosAngeles1.Level3.net <text:s text:c="12"/>66.894ms asymm </text:p>
          </table:table-cell>
          <table:table-cell office:value-type="string">
            <text:p><text:s/>1: <text:s/>ip-10-244-177-91.ec2.internal <text:s text:c="24"/>0.123ms pmtu 1500</text:p>
            <text:p><text:s/>1: <text:s/>ip-10-244-176-2.ec2.internal <text:s text:c="25"/>0.562ms asymm <text:s/>2 </text:p>
            <text:p><text:s/>1: <text:s/>ip-10-244-176-2.ec2.internal <text:s text:c="25"/>0.433ms asymm <text:s/>2 </text:p>
            <text:p><text:s/>2: <text:s/>ip-10-1-42-1.ec2.internal <text:s text:c="28"/>0.424ms </text:p>
            <text:p><text:s/>3: <text:s/>ip-10-1-43-14.ec2.internal <text:s text:c="27"/>0.571ms </text:p>
            <text:p><text:s/>4: <text:s/>216.182.224.86 <text:s text:c="38"/>26.923ms </text:p>
            <text:p><text:s/>5: <text:s/>72.21.222.156 <text:s text:c="40"/>1.463ms </text:p>
            <text:p><text:s/>6: <text:s/>72.21.220.126 <text:s text:c="39"/>14.443ms asymm <text:s/>9 </text:p>
            <text:p><text:s/>7: <text:s/>xe-11-1-2.edge3.Washington1.Level3.net <text:s text:c="15"/>1.933ms asymm 11 </text:p>
            <text:p><text:s/>8: <text:s/>vlan70.csw2.Washington1.Level3.net <text:s text:c="19"/>2.164ms asymm 11 </text:p>
            <text:p><text:s/>9: <text:s/>ae-82-82.ebr2.Washington1.Level3.net <text:s text:c="17"/>1.685ms asymm 12 </text:p>
            <text:p>10: <text:s/>ae-3-3.ebr1.NewYork2.Level3.net <text:s text:c="22"/>7.562ms asymm 12 </text:p>
            <text:p>11: <text:s/>ae-1-100.ebr2.NewYork2.Level3.net <text:s text:c="20"/>6.976ms asymm 14 </text:p>
            <text:p>12: <text:s/>ae-6-6.ebr2.NewYork1.Level3.net <text:s text:c="22"/>6.796ms asymm 15 </text:p>
            <text:p>13: <text:s/>ae-2-2.ebr4.SanJose1.Level3.net <text:s text:c="21"/>76.114ms asymm 16 </text:p>
            <text:p>14: <text:s/>ae-71-71.csw2.SanJose1.Level3.net <text:s text:c="19"/>75.642ms asymm 17 </text:p>
            <text:p>15: <text:s/></text:p>
          </table:table-cell>
          <table:table-cell office:value-type="string">
            <text:p><text:s/>1: <text:s/>ip-10-244-177-91.ec2.internal <text:s text:c="24"/>0.127ms pmtu 1500</text:p>
            <text:p><text:s/>1: <text:s/>ip-10-244-176-2.ec2.internal <text:s text:c="25"/>0.561ms asymm <text:s/>2 </text:p>
            <text:p><text:s/>1: <text:s/>ip-10-244-176-2.ec2.internal <text:s text:c="25"/>1.134ms asymm <text:s/>2 </text:p>
            <text:p><text:s/>2: <text:s/>ip-10-1-40-1.ec2.internal <text:s text:c="28"/>0.383ms </text:p>
            <text:p><text:s/>3: <text:s/>ip-10-1-41-14.ec2.internal <text:s text:c="27"/>5.597ms </text:p>
            <text:p><text:s/>4: <text:s/>216.182.232.52 <text:s text:c="39"/>0.660ms </text:p>
            <text:p><text:s/>5: <text:s/>72.21.220.241 <text:s text:c="40"/>0.629ms asymm <text:s/>4 </text:p>
            <text:p><text:s/>6: <text:s/>72.21.222.154 <text:s text:c="40"/>1.746ms asymm <text:s/>5 </text:p>
            <text:p><text:s/>7: <text:s/>72.21.220.38 <text:s text:c="41"/>1.651ms asymm <text:s/>9 </text:p>
            <text:p><text:s/>8: <text:s/>72.21.221.42 <text:s text:c="41"/>1.986ms asymm 11 </text:p>
            <text:p><text:s/>9: <text:s/>137.164.131.54 <text:s text:c="38"/>22.617ms asymm <text:s/>8 </text:p>
            <text:p>10: <text:s/>198.32.155.2 <text:s text:c="40"/>26.240ms asymm 14 </text:p>
            <text:p>11: <text:s/>198.32.155.90 <text:s text:c="39"/>25.415ms asymm 13 </text:p>
            <text:p>12: <text:s/>node33.seg3.ucf.edu <text:s text:c="33"/>25.845ms reached</text:p>
            <text:p><text:s text:c="5"/>Resume: pmtu 1500 hops 12 back 52 </text:p>
            <text:p/>
          </table:table-cell>
          <table:table-cell office:value-type="string">
            <text:p><text:s/>1: <text:s/>ip-10-244-177-91.ec2.internal <text:s text:c="24"/>0.131ms pmtu 1500</text:p>
            <text:p><text:s/>1: <text:s/>ip-10-244-176-3.ec2.internal <text:s text:c="25"/>0.582ms asymm <text:s/>2 </text:p>
            <text:p><text:s/>1: <text:s/>ip-10-244-176-3.ec2.internal <text:s text:c="25"/>0.429ms asymm <text:s/>2 </text:p>
            <text:p><text:s/>2: <text:s/>ip-10-1-50-1.ec2.internal <text:s text:c="28"/>0.501ms </text:p>
            <text:p><text:s/>3: <text:s/>ip-10-1-51-14.ec2.internal <text:s text:c="27"/>0.523ms </text:p>
            <text:p><text:s/>4: <text:s/>216.182.232.54 <text:s text:c="39"/>0.639ms </text:p>
            <text:p><text:s/>5: <text:s/>72.21.220.240 <text:s text:c="40"/>1.052ms asymm <text:s/>4 </text:p>
            <text:p><text:s/>6: <text:s/>72.21.222.156 <text:s text:c="40"/>1.460ms asymm <text:s/>5 </text:p>
            <text:p><text:s/>7: <text:s/>72.21.220.158 <text:s text:c="40"/>1.541ms asymm <text:s/>9 </text:p>
            <text:p><text:s/>8: <text:s/>xe-11-0-0.edge1.Washington1.Level3.net <text:s text:c="15"/>2.244ms asymm 11 </text:p>
            <text:p><text:s/>9: <text:s/>vlan70.csw2.Washington1.Level3.net <text:s text:c="19"/>3.199ms asymm 11 </text:p>
            <text:p>10: <text:s/>ae-74-74.ebr4.Washington1.Level3.net <text:s text:c="17"/>5.657ms asymm 11 </text:p>
            <text:p>11: <text:s/>ae-4-4.ebr3.LosAngeles1.Level3.net <text:s text:c="18"/>65.764ms asymm 13 </text:p>
            <text:p>12: <text:s/>ae-93-93.csw4.LosAngeles1.Level3.net <text:s text:c="16"/>66.440ms asymm 14 </text:p>
            <text:p>13: <text:s/>ae-2-70.edge5.LosAngeles1.Level3.net <text:s text:c="16"/>65.873ms asymm 15 </text:p>
            <text:p>14: <text:s/>JAPAN-TELEC.edge5.LosAngeles1.Level3.net <text:s text:c="12"/>66.650ms asymm </text:p>
          </table:table-cell>
          <table:table-cell table:number-columns-repeated="967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5.12.2011</text:date>, <text:time>22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5T22:47:35</dc:date>
    <dc:creator>Jacek Szarski</dc:creator>
    <meta:document-statistic meta:table-count="1" meta:cell-count="1156" meta:object-count="0"/>
    <meta:generator>OpenOffice.org/3.2$Unix OpenOffice.org_project/320m18$Build-9502</meta:generator>
  </office:meta>
</office:document-meta>
</file>